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689in"/>
    </style:style>
    <style:style style:name="co2" style:family="table-column">
      <style:table-column-properties fo:break-before="auto" style:column-width="0.8752in"/>
    </style:style>
    <style:style style:name="co3" style:family="table-column">
      <style:table-column-properties fo:break-before="auto" style:column-width="1.25in"/>
    </style:style>
    <style:style style:name="co4" style:family="table-column">
      <style:table-column-properties fo:break-before="auto" style:column-width="0.9217in"/>
    </style:style>
    <style:style style:name="co5" style:family="table-column">
      <style:table-column-properties fo:break-before="auto" style:column-width="1.0291in"/>
    </style:style>
    <style:style style:name="co6" style:family="table-column">
      <style:table-column-properties fo:break-before="auto" style:column-width="1.4791in"/>
    </style:style>
    <style:style style:name="co7" style:family="table-column">
      <style:table-column-properties fo:break-before="auto" style:column-width="4.1701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1.1256in"/>
    </style:style>
    <style:style style:name="co10" style:family="table-column">
      <style:table-column-properties fo:break-before="auto" style:column-width="1.8654in"/>
    </style:style>
    <style:style style:name="co11" style:family="table-column">
      <style:table-column-properties fo:break-before="auto" style:column-width="5.1146in"/>
    </style:style>
    <style:style style:name="co12" style:family="table-column">
      <style:table-column-properties fo:break-before="auto" style:column-width="1.1217in"/>
    </style:style>
    <style:style style:name="co13" style:family="table-column">
      <style:table-column-properties fo:break-before="auto" style:column-width="1.6402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5.7874in"/>
    </style:style>
    <style:style style:name="ro1" style:family="table-row">
      <style:table-row-properties style:row-height="1.4583in" fo:break-before="auto" style:use-optimal-row-height="fals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1.25in" fo:break-before="auto" style:use-optimal-row-height="false"/>
    </style:style>
    <style:style style:name="ro4" style:family="table-row">
      <style:table-row-properties style:row-height="1.8752in" fo:break-before="auto" style:use-optimal-row-height="false"/>
    </style:style>
    <style:style style:name="ro5" style:family="table-row">
      <style:table-row-properties style:row-height="1.0417in" fo:break-before="auto" style:use-optimal-row-height="false"/>
    </style:style>
    <style:style style:name="ro6" style:family="table-row">
      <style:table-row-properties style:row-height="0.2083in" fo:break-before="auto" style:use-optimal-row-height="false"/>
    </style:style>
    <style:style style:name="ro7" style:family="table-row">
      <style:table-row-properties style:row-height="0.8335in" fo:break-before="auto" style:use-optimal-row-height="false"/>
    </style:style>
    <style:style style:name="ro8" style:family="table-row">
      <style:table-row-properties style:row-height="0.6252in" fo:break-before="auto" style:use-optimal-row-height="false"/>
    </style:style>
    <style:style style:name="ro9" style:family="table-row">
      <style:table-row-properties style:row-height="0.1681in" fo:break-before="auto" style:use-optimal-row-height="true"/>
    </style:style>
    <style:style style:name="ro10" style:family="table-row">
      <style:table-row-properties style:row-height="0.7917in" fo:break-before="auto" style:use-optimal-row-height="false"/>
    </style:style>
    <style:style style:name="ro11" style:family="table-row">
      <style:table-row-properties style:row-height="0.1807in" fo:break-before="auto" style:use-optimal-row-height="false"/>
    </style:style>
    <style:style style:name="ro12" style:family="table-row">
      <style:table-row-properties style:row-height="0.1945in" fo:break-before="auto" style:use-optimal-row-height="false"/>
    </style:style>
    <style:style style:name="ro13" style:family="table-row">
      <style:table-row-properties style:row-height="0.4028in" fo:break-before="auto" style:use-optimal-row-height="false"/>
    </style:style>
    <style:style style:name="ro14" style:family="table-row">
      <style:table-row-properties style:row-height="0.5972in" fo:break-before="auto" style:use-optimal-row-height="false"/>
    </style:style>
    <style:style style:name="ro15" style:family="table-row">
      <style:table-row-properties style:row-height="0.1862in" fo:break-before="auto" style:use-optimal-row-height="true"/>
    </style:style>
    <style:style style:name="ro16" style:family="table-row">
      <style:table-row-properties style:row-height="0.1756in" fo:break-before="auto" style:use-optimal-row-height="true"/>
    </style:style>
    <style:style style:name="ro17" style:family="table-row">
      <style:table-row-properties style:row-height="0.3311in" fo:break-before="auto" style:use-optimal-row-height="true"/>
    </style:style>
    <style:style style:name="ro18" style:family="table-row">
      <style:table-row-properties style:row-height="0.2508in" fo:break-before="auto" style:use-optimal-row-height="false"/>
    </style:style>
    <style:style style:name="ta1" style:family="table" style:master-page-name="mp0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number-style style:name="N10000" number:language="en" number:country="US">
      <number:number number:min-integer-digits="1"/>
    </number:number-style>
    <style:style style:name="ce1" style:family="table-cell" style:parent-style-name="Default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0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1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2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3" style:family="table-cell" style:parent-style-name="Default" style:data-style-name="N4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4" style:family="table-cell" style:parent-style-name="Default" style:data-style-name="N135">
      <style:table-cell-properties fo:background-color="#ff0000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5" style:family="table-cell" style:parent-style-name="Default" style:data-style-name="N135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6" style:family="table-cell" style:parent-style-name="Default" style:data-style-name="N11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7" style:family="table-cell" style:parent-style-name="Default" style:data-style-name="N10000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8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19" style:family="table-cell" style:parent-style-name="Default" style:data-style-name="N10000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0" style:family="table-cell" style:parent-style-name="Default" style:data-style-name="N135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1" style:family="table-cell" style:parent-style-name="Default" style:data-style-name="N135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2" style:family="table-cell" style:parent-style-name="Default" style:data-style-name="N10000">
      <style:table-cell-properties fo:border-bottom="none" fo:background-color="#ffff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3" style:family="table-cell" style:parent-style-name="Default" style:data-style-name="N135">
      <style:table-cell-properties fo:background-color="#afff73"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4" style:family="table-cell" style:parent-style-name="Default" style:data-style-name="N10000">
      <style:table-cell-properties fo:border-bottom="none" fo:background-color="#afff73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5" style:family="table-cell" style:parent-style-name="Default" style:data-style-name="N10000">
      <style:table-cell-properties fo:border-bottom="0.99pt solid #000000" fo:background-color="#ffff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6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4" style:family="table-cell" style:parent-style-name="Default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fo:border-bottom="0.99pt solid #000000" style:diagonal-bl-tr="none" style:diagonal-tl-br="none" style:text-align-source="fix" style:repeat-content="false" fo:wrap-option="wrap" fo:border-left="none" fo:border-right="none" fo:border-top="none" style:vertical-align="bottom"/>
      <style:paragraph-properties fo:text-align="end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6" style:family="table-cell" style:parent-style-name="Default" style:data-style-name="N4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7" style:family="table-cell" style:parent-style-name="Default" style:data-style-name="N4">
      <style:table-cell-properties fo:wrap-option="wrap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8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9" style:family="table-cell" style:parent-style-name="Default" style:data-style-name="N4">
      <style:table-cell-properties fo:border-bottom="0.99pt solid #000000" style:diagonal-bl-tr="none" style:diagonal-tl-br="none" fo:wrap-option="wrap" fo:border-left="none" fo:border-right="none" fo:border-top="0.99pt solid #000000" style:vertical-align="bottom"/>
      <style:text-properties fo:color="#000000" style:text-line-through-style="none" style:text-position="" style:font-name="Arial" fo:font-size="11pt" fo:font-style="normal" style:text-underline-style="none" fo:font-weight="normal" style:font-name-asian="Arial" style:font-size-asian="11pt" style:font-style-asian="normal" style:font-weight-asian="normal" style:font-style-complex="normal" style:font-weight-complex="normal"/>
    </style:style>
    <style:style style:name="ce27" style:family="table-cell" style:parent-style-name="Default">
      <style:table-cell-properties fo:wrap-option="wrap" style:vertical-align="bottom"/>
      <style:text-properties style:text-position=""/>
    </style:style>
    <style:style style:name="ce28" style:family="table-cell" style:parent-style-name="Default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29" style:family="table-cell" style:parent-style-name="Default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0" style:family="table-cell" style:parent-style-name="Default">
      <style:text-properties style:text-position="" fo:font-weight="bold" style:font-weight-asian="bold" style:font-weight-complex="bold"/>
    </style:style>
    <style:style style:name="ce31" style:family="table-cell" style:parent-style-name="Default" style:data-style-name="N3">
      <style:table-cell-properties fo:wrap-option="wrap" style:vertical-align="bottom"/>
      <style:text-properties style:text-position=""/>
    </style:style>
    <style:style style:name="ce32" style:family="table-cell" style:parent-style-name="Default" style:data-style-name="N2">
      <style:text-properties style:text-position=""/>
    </style:style>
    <style:style style:name="ce33" style:family="table-cell" style:parent-style-name="Default" style:data-style-name="N4">
      <style:table-cell-properties fo:wrap-option="wrap" style:vertical-align="bottom"/>
      <style:text-properties style:text-position=""/>
    </style:style>
    <style:style style:name="ce34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35" style:family="table-cell" style:parent-style-name="Default" style:data-style-name="N135">
      <style:table-cell-properties fo:wrap-option="wrap" style:vertical-align="bottom"/>
      <style:text-properties style:text-position=""/>
    </style:style>
    <style:style style:name="ce36" style:family="table-cell" style:parent-style-name="Default" style:data-style-name="N135">
      <style:table-cell-properties fo:border-bottom="0.99pt solid #000000" style:diagonal-bl-tr="none" style:diagonal-tl-br="none" fo:wrap-option="wrap" fo:border-left="none" fo:border-right="none" fo:border-top="none" style:vertical-align="bottom"/>
      <style:text-properties style:text-position=""/>
    </style:style>
    <style:style style:name="ce37" style:family="table-cell" style:parent-style-name="Default">
      <style:table-cell-properties fo:background-color="#ffff00" fo:wrap-option="wrap"/>
      <style:text-properties style:text-outline="false" style:text-position="" fo:language="fr" fo:country="FR" fo:text-shadow="none" fo:font-weight="bold" style:text-underline-mode="continuous" style:text-overline-mode="continuous" style:text-line-through-mode="continuous" style:language-asian="zh" style:country-asian="CN" style:font-weight-asian="bold" style:font-name-complex="DejaVu Sans" style:font-size-complex="10pt" style:language-complex="hi" style:country-complex="IN" style:font-weight-complex="bold" style:text-emphasize="none" style:font-relief="none" style:text-overline-style="none" style:text-overline-color="font-color"/>
    </style:style>
    <style:style style:name="ce38" style:family="table-cell" style:parent-style-name="Default" style:data-style-name="N136">
      <style:table-cell-properties fo:wrap-option="wrap" style:vertical-align="bottom"/>
      <style:text-properties style:text-position=""/>
    </style:style>
    <style:style style:name="ce39" style:family="table-cell" style:parent-style-name="Default" style:data-style-name="N10000">
      <style:table-cell-properties fo:wrap-option="wrap" style:vertical-align="bottom"/>
      <style:text-properties style:text-position=""/>
    </style:style>
    <style:style style:name="ce40" style:family="table-cell" style:parent-style-name="Default" style:data-style-name="N10000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/>
    </style:style>
    <style:style style:name="ce41" style:family="table-cell" style:parent-style-name="Default" style:data-style-name="N138">
      <style:text-properties style:text-position=""/>
    </style:style>
    <style:style style:name="ce42" style:family="table-cell" style:parent-style-name="Default">
      <style:table-cell-properties fo:border-bottom="none" fo:wrap-option="wrap" fo:border-left="none" fo:border-right="none" fo:border-top="0.99pt solid #000000" style:vertical-align="bottom"/>
      <style:text-properties style:text-position=""/>
    </style:style>
    <style:style style:name="ce43" style:family="table-cell" style:parent-style-name="Default">
      <style:table-cell-properties style:diagonal-bl-tr="none" style:diagonal-tl-br="none" fo:wrap-option="wrap" fo:border="none" style:vertical-align="bottom"/>
      <style:text-properties style:text-position=""/>
    </style:style>
    <style:style style:name="ce44" style:family="table-cell" style:parent-style-name="Default">
      <style:table-cell-properties fo:background-color="#ff3366"/>
      <style:text-properties style:text-position=""/>
    </style:style>
    <style:style style:name="ce45" style:family="table-cell" style:parent-style-name="Default">
      <style:table-cell-properties fo:background-color="#ccffff"/>
      <style:text-properties style:text-position=""/>
    </style:style>
    <style:style style:name="ce46" style:family="table-cell" style:parent-style-name="Default">
      <style:table-cell-properties fo:border-bottom="none" fo:border-left="none" fo:border-right="none" fo:border-top="0.99pt solid #000000"/>
      <style:text-properties style:text-position=""/>
    </style:style>
    <style:style style:name="ce47" style:family="table-cell" style:parent-style-name="Default" style:data-style-name="N0">
      <style:text-properties style:text-position=""/>
    </style:style>
    <style:style style:name="ce48" style:family="table-cell" style:parent-style-name="Default" style:data-style-name="N135">
      <style:table-cell-properties style:diagonal-bl-tr="none" style:diagonal-tl-br="none" fo:wrap-option="wrap" fo:border="none" style:vertical-align="bottom"/>
      <style:text-properties style:text-position=""/>
    </style:style>
    <style:style style:name="ce49" style:family="table-cell" style:parent-style-name="Default" style:data-style-name="N135">
      <style:text-properties style:text-position=""/>
    </style:style>
    <style:style style:name="ce50" style:family="table-cell" style:parent-style-name="Default" style:data-style-name="N135">
      <style:table-cell-properties fo:border-bottom="none" fo:background-color="#e6ff00" fo:border-left="none" fo:border-right="none" fo:border-top="0.99pt solid #000000"/>
      <style:text-properties style:text-position=""/>
    </style:style>
    <style:style style:name="ce51" style:family="table-cell" style:parent-style-name="Default" style:data-style-name="N10000">
      <style:table-cell-properties style:diagonal-bl-tr="none" style:diagonal-tl-br="none" fo:wrap-option="wrap" fo:border="none" style:vertical-align="bottom"/>
      <style:text-properties style:text-position=""/>
    </style:style>
    <style:style style:name="ce52" style:family="table-cell" style:parent-style-name="Default" style:data-style-name="N135">
      <style:table-cell-properties fo:border-bottom="none" style:diagonal-bl-tr="none" style:diagonal-tl-br="none" fo:wrap-option="wrap" fo:border-left="none" fo:border-right="none" fo:border-top="0.99pt solid #000000" style:vertical-align="bottom"/>
      <style:text-properties style:text-position="" style:font-name="Arial" style:font-name-asian="Arial" style:font-name-complex="DejaVu Sans"/>
    </style:style>
    <style:style style:name="ce53" style:family="table-cell" style:parent-style-name="Default" style:data-style-name="N135">
      <style:table-cell-properties fo:wrap-option="wrap" style:vertical-align="bottom"/>
      <style:text-properties style:text-position="" style:font-name="Arial" style:font-name-asian="Arial" style:font-name-complex="DejaVu Sans"/>
    </style:style>
    <style:style style:name="ce54" style:family="table-cell" style:parent-style-name="Default" style:data-style-name="N135">
      <style:table-cell-properties fo:background-color="#ff3366"/>
      <style:text-properties style:text-position=""/>
    </style:style>
    <style:style style:name="ce55" style:family="table-cell" style:parent-style-name="Default">
      <style:table-cell-properties fo:border-bottom="none" fo:border-left="none" fo:border-right="none" fo:border-top="0.99pt solid #000000"/>
      <style:text-properties style:use-window-font-color="true" style:text-position="" style:font-name="Liberation Sans" fo:language="en" fo:country="US" style:font-name-asian="WenQuanYi Micro Hei" style:font-name-complex="Lohit Hindi"/>
    </style:style>
    <style:style style:name="ce56" style:family="table-cell" style:parent-style-name="Default">
      <style:table-cell-properties fo:background-color="#e6ff00"/>
      <style:text-properties style:text-position=""/>
    </style:style>
    <style:style style:name="ce57" style:family="table-cell" style:parent-style-name="Default">
      <style:table-cell-properties style:text-align-source="fix" style:repeat-content="false"/>
      <style:paragraph-properties fo:text-align="end" fo:margin-left="0in"/>
      <style:text-properties style:text-position=""/>
    </style:style>
    <style:style style:name="ce58" style:family="table-cell" style:parent-style-name="Default">
      <style:text-properties style:text-position="" style:font-name="Arial" style:font-name-asian="Arial" style:font-name-complex="DejaVu Sans"/>
    </style:style>
    <style:style style:name="ce59" style:family="table-cell" style:parent-style-name="Default" style:data-style-name="N135">
      <style:text-properties style:text-position="" style:font-name="Arial" style:font-name-asian="Arial" style:font-name-complex="DejaVu Sans"/>
    </style:style>
    <style:style style:name="ce60" style:family="table-cell" style:parent-style-name="Default" style:data-style-name="N135">
      <style:table-cell-properties fo:border-bottom="none" fo:border-left="none" fo:border-right="none" fo:border-top="0.99pt solid #000000"/>
      <style:text-properties style:text-position=""/>
    </style:style>
    <style:style style:name="ce61" style:family="table-cell" style:parent-style-name="Default" style:data-style-name="N140">
      <style:text-properties style:text-position=""/>
    </style:style>
    <style:style style:name="ce62" style:family="table-cell" style:parent-style-name="Default" style:data-style-name="N140">
      <style:table-cell-properties fo:border-bottom="none" fo:border-left="none" fo:border-right="none" fo:border-top="0.99pt solid #000000"/>
      <style:text-properties style:text-position=""/>
    </style:style>
    <style:style style:name="ce63" style:family="table-cell" style:parent-style-name="Default">
      <style:table-cell-properties fo:background-color="transparent"/>
      <style:text-properties style:text-position=""/>
    </style:style>
    <style:style style:name="ce72" style:family="table-cell" style:parent-style-name="Default">
      <style:table-cell-properties fo:wrap-option="wrap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73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ce74" style:family="table-cell" style:parent-style-name="Default">
      <style:table-cell-properties fo:wrap-option="wrap" fo:border="none" style:vertical-align="middle"/>
      <style:text-properties fo:font-size="12pt" style:font-size-asian="12pt" style:font-size-complex="12pt"/>
    </style:style>
    <style:style style:name="ce75" style:family="table-cell" style:parent-style-name="Default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76" style:family="table-cell" style:parent-style-name="Default">
      <style:table-cell-properties style:vertical-align="middle"/>
      <style:text-properties fo:font-size="12pt" style:font-size-asian="12pt" style:font-size-complex="12pt"/>
    </style:style>
    <style:style style:name="ce77" style:family="table-cell" style:parent-style-name="Default">
      <style:table-cell-properties fo:background-color="transparent" style:vertical-align="middle"/>
      <style:text-properties fo:font-size="12pt" style:font-size-asian="12pt" style:font-size-complex="12pt"/>
    </style:style>
    <style:style style:name="ce78" style:family="table-cell" style:parent-style-name="Default">
      <style:table-cell-properties fo:background-color="#ffffcc" style:vertical-align="middle"/>
      <style:text-properties fo:font-size="12pt" style:font-size-asian="12pt" style:font-size-complex="12pt"/>
    </style:style>
    <style:style style:name="ce79" style:family="table-cell" style:parent-style-name="Default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80" style:family="table-cell" style:parent-style-name="Default">
      <style:table-cell-properties fo:background-color="#ccffff" style:vertical-align="middle"/>
      <style:text-properties fo:font-size="12pt" style:font-size-asian="12pt" style:font-size-complex="12pt"/>
    </style:style>
    <style:style style:name="ce81" style:family="table-cell" style:parent-style-name="Default">
      <style:text-properties fo:font-size="12pt" style:font-size-asian="12pt" style:font-size-complex="12pt"/>
    </style:style>
    <style:style style:name="ce82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83" style:family="table-cell" style:parent-style-name="Default" style:data-style-name="N143">
      <style:table-cell-properties fo:background-color="transparent" style:vertical-align="middle"/>
      <style:text-properties fo:font-size="12pt" style:font-size-asian="12pt" style:font-size-complex="12pt"/>
    </style:style>
    <style:style style:name="ce84" style:family="table-cell" style:parent-style-name="Default" style:data-style-name="N143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85" style:family="table-cell" style:parent-style-name="Default" style:data-style-name="N2">
      <style:table-cell-properties style:vertical-align="middle"/>
      <style:text-properties fo:font-size="12pt" style:font-size-asian="12pt" style:font-size-complex="12pt"/>
    </style:style>
    <style:style style:name="ce86" style:family="table-cell" style:parent-style-name="Default">
      <style:table-cell-properties fo:border="none" style:vertical-align="middle"/>
      <style:text-properties fo:font-size="12pt" style:font-size-asian="12pt" style:font-size-complex="12pt"/>
    </style:style>
    <style:style style:name="ce87" style:family="table-cell" style:parent-style-name="Default" style:data-style-name="N135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88" style:family="table-cell" style:parent-style-name="Default" style:data-style-name="N135">
      <style:table-cell-properties fo:wrap-option="wrap" style:vertical-align="middle"/>
      <style:text-properties fo:font-size="12pt" style:font-size-asian="12pt" style:font-size-complex="12pt"/>
    </style:style>
    <style:style style:name="ce89" style:family="table-cell" style:parent-style-name="Default" style:data-style-name="N135">
      <style:table-cell-properties fo:background-color="transparent" style:vertical-align="middle"/>
      <style:text-properties fo:font-size="12pt" style:font-size-asian="12pt" style:font-size-complex="12pt"/>
    </style:style>
    <style:style style:name="ce90" style:family="table-cell" style:parent-style-name="Default" style:data-style-name="N135">
      <style:table-cell-properties fo:background-color="transparent" fo:border="none" style:vertical-align="middle"/>
      <style:text-properties fo:font-size="12pt" style:font-size-asian="12pt" style:font-size-complex="12pt"/>
    </style:style>
    <style:style style:name="ce91" style:family="table-cell" style:parent-style-name="Default" style:data-style-name="N142">
      <style:table-cell-properties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ce92" style:family="table-cell" style:parent-style-name="Default" style:data-style-name="N136">
      <style:table-cell-properties style:text-align-source="fix" style:repeat-content="false" fo:wrap-option="wrap" style:vertical-align="middle"/>
      <style:paragraph-properties fo:text-align="end" fo:margin-left="0in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 style:data-style-name="N142">
      <style:table-cell-properties style:diagonal-bl-tr="none" style:diagonal-tl-br="none" fo:wrap-option="wrap" fo:border="none" style:vertical-align="middle"/>
      <style:text-properties fo:font-size="12pt" style:font-size-asian="12pt" style:font-size-complex="12pt"/>
    </style:style>
    <style:style style:name="ce94" style:family="table-cell" style:parent-style-name="Default" style:data-style-name="N142">
      <style:table-cell-properties fo:wrap-option="wrap" style:vertical-align="middle"/>
      <style:text-properties fo:font-size="12pt" style:font-size-asian="12pt" style:font-size-complex="12pt"/>
    </style:style>
    <style:style style:name="ce95" style:family="table-cell" style:parent-style-name="Default" style:data-style-name="N142">
      <style:table-cell-properties style:vertical-align="middle"/>
      <style:text-properties fo:font-size="12pt" style:font-size-asian="12pt" style:font-size-complex="12pt"/>
    </style:style>
    <style:style style:name="ce96" style:family="table-cell" style:parent-style-name="Default" style:data-style-name="N142">
      <style:table-cell-properties style:diagonal-bl-tr="none" style:diagonal-tl-br="none" fo:wrap-option="wrap" fo:border="none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ce97" style:family="table-cell" style:parent-style-name="Default" style:data-style-name="N142">
      <style:table-cell-properties fo:wrap-option="wrap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ce98" style:family="table-cell" style:parent-style-name="Default" style:data-style-name="N135">
      <style:table-cell-properties style:vertical-align="middle"/>
      <style:text-properties fo:font-size="12pt" style:font-size-asian="12pt" style:font-size-complex="12pt"/>
    </style:style>
    <style:style style:name="ce99" style:family="table-cell" style:parent-style-name="Default" style:data-style-name="N135">
      <style:table-cell-properties fo:border="none" style:vertical-align="middle"/>
      <style:text-properties fo:font-size="12pt" style:font-size-asian="12pt" style:font-size-complex="12pt"/>
    </style:style>
    <style:style style:name="ce100" style:family="table-cell" style:parent-style-name="Default" style:data-style-name="N135">
      <style:table-cell-properties fo:background-color="#ffffcc" style:vertical-align="middle"/>
      <style:text-properties fo:font-size="12pt" style:font-size-asian="12pt" style:font-size-complex="12pt"/>
    </style:style>
    <style:style style:name="ce101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 style:data-style-name="N142">
      <style:table-cell-properties fo:background-color="transparent" style:vertical-align="middle"/>
      <style:text-properties fo:font-size="12pt" style:font-size-asian="12pt" style:font-size-complex="12pt"/>
    </style:style>
    <style:style style:name="ce103" style:family="table-cell" style:parent-style-name="Default">
      <style:table-cell-properties fo:background-color="transparent" style:vertical-align="middle"/>
      <style:text-properties style:font-name="Arial" fo:font-size="12pt" style:font-name-asian="Arial" style:font-size-asian="12pt" style:font-name-complex="DejaVu Sans" style:font-size-complex="12pt"/>
    </style:style>
    <style:style style:name="T1" style:family="text">
      <style:text-properties style:text-position="super 58%"/>
    </style:style>
  </office:automatic-styles>
  <office:body>
    <office:spreadsheet>
      <table:table table:name="2011_201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1021" table:default-cell-style-name="Default"/>
        <table:table-row table:style-name="ro1">
          <table:table-cell table:style-name="ce1" office:value-type="string">
            <text:p>Balsamine - nouvelle identité et communication - 2011 - Budget en évolution</text:p>
          </table:table-cell>
          <table:table-cell table:style-name="ce1"/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Speculoos SPRL</text:p>
          </table:table-cell>
          <table:table-cell table:style-name="ce5" office:value-type="string">
            <text:p>en jours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Recherche - analyse</text:p>
          </table:table-cell>
          <table:table-cell table:style-name="ce6" office:value-type="float" office:value="4">
            <text:p>4,00</text:p>
          </table:table-cell>
          <table:table-cell table:style-name="ce11"/>
          <table:table-cell table:number-columns-repeated="1021"/>
        </table:table-row>
        <table:table-row table:style-name="ro3">
          <table:table-cell table:style-name="ce1" office:value-type="string">
            <text:p>Identité graphique et supports jusqu'à l'événement du 17 et 18 juin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Système web - pour la fin août</text:p>
          </table:table-cell>
          <table:table-cell table:style-name="ce7" office:value-type="float" office:value="10">
            <text:p>10,00</text:p>
          </table:table-cell>
          <table:table-cell table:style-name="ce15"/>
          <table:table-cell table:number-columns-repeated="1021"/>
        </table:table-row>
        <table:table-row table:style-name="ro4">
          <table:table-cell table:style-name="ce1" office:value-type="string">
            <text:p>Supports papiers - graphisme, mise en page, un jeu de corrections, mise au net, suivi de production</text:p>
          </table:table-cell>
          <table:table-cell table:style-name="ce7" office:value-type="float" office:value="16">
            <text:p>16,00</text:p>
          </table:table-cell>
          <table:table-cell table:style-name="ce15"/>
          <table:table-cell table:number-columns-repeated="1021"/>
        </table:table-row>
        <table:table-row table:style-name="ro5">
          <table:table-cell table:style-name="ce2" office:value-type="string">
            <text:p>Déclinaison auteurs (web principalement) - marge de manœuvre</text:p>
          </table:table-cell>
          <table:table-cell table:style-name="ce8" office:value-type="float" office:value="10">
            <text:p>10,00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Nombre de jours</text:p>
          </table:table-cell>
          <table:table-cell table:style-name="ce9" table:formula="of:=SUM([.B3:.B7])" office:value-type="float" office:value="50">
            <text:p>50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4" office:value-type="string">
            <text:p>Prix/jour TVAC</text:p>
          </table:table-cell>
          <table:table-cell table:style-name="ce10" office:value-type="float" office:value="500">
            <text:p>5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TVAC</text:p>
          </table:table-cell>
          <table:table-cell table:style-name="ce11" table:formula="of:=[.B8]*[.B9]" office:value-type="currency" office:currency="EUR" office:value="25000">
            <text:p>25.000,00 €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HTVA selon répartition 5/8 à 21% et 3/8 à 6%</text:p>
          </table:table-cell>
          <table:table-cell table:style-name="ce12" table:formula="of:=(([.B10]*0.625)/1.21)+(([.B10]*0.375)/1.06)" office:value-type="currency" office:currency="EUR" office:value="21757.5627631374">
            <text:p>21.757,56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Décompte a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teph</text:p>
          </table:table-cell>
          <table:table-cell table:style-name="ce6" table:formula="of:=140/8" office:value-type="float" office:value="17.5">
            <text:p>17,5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Alex</text:p>
          </table:table-cell>
          <table:table-cell table:style-name="ce7" office:value-type="float" office:value="6">
            <text:p>6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7" table:formula="of:=110/8" office:value-type="float" office:value="13.75">
            <text:p>13,75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2" office:value-type="string">
            <text:p>Pierre</text:p>
          </table:table-cell>
          <table:table-cell table:style-name="ce8" table:formula="of:=(((7*3)+20)/8)+3" office:value-type="float" office:value="8.125">
            <text:p>8,1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Total actuel</text:p>
          </table:table-cell>
          <table:table-cell table:style-name="ce6" table:formula="of:=SUM([.B13:.B16])" office:value-type="float" office:value="45.375">
            <text:p>45,38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Total actuel en heures</text:p>
          </table:table-cell>
          <table:table-cell table:style-name="ce2" table:formula="of:=SUM([.B13:.B15])*8" office:value-type="float" office:value="298">
            <text:p>298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4" office:value-type="string">
            <text:p>Encore à prester à partir du 3 juillet 2011</text:p>
          </table:table-cell>
          <table:table-cell table:style-name="ce4"/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Site</text:p>
          </table:table-cell>
          <table:table-cell table:style-name="ce6" table:formula="of:=(2+2)+4" office:value-type="float" office:value="8">
            <text:p>8,00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 office:value-type="string">
            <text:p>Newsletter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lyer et outil</text:p>
          </table:table-cell>
          <table:table-cell table:style-name="ce7" office:value-type="float" office:value="4">
            <text:p>4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Affiches</text:p>
          </table:table-cell>
          <table:table-cell table:style-name="ce7" office:value-type="float" office:value="2">
            <text:p>2,00</text:p>
          </table:table-cell>
          <table:table-cell table:style-name="ce15"/>
          <table:table-cell table:number-columns-repeated="1021"/>
        </table:table-row>
        <table:table-row table:style-name="ro8">
          <table:table-cell table:style-name="ce1" office:value-type="string">
            <text:p>Logos, papeterie et signalé <text:s/>tiqu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Programme Genese</text:p>
          </table:table-cell>
          <table:table-cell table:style-name="ce7" office:value-type="float" office:value="3">
            <text:p>3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Fanzine</text:p>
          </table:table-cell>
          <table:table-cell table:style-name="ce7" office:value-type="float" office:value="8">
            <text:p>8,00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Jetons</text:p>
          </table:table-cell>
          <table:table-cell table:style-name="ce7" office:value-type="float" office:value="1">
            <text:p>1,00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Paiement en ligne</text:p>
          </table:table-cell>
          <table:table-cell table:style-name="ce13" office:value-type="string">
            <text:p>hors budget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4" office:value-type="string">
            <text:p>Total boulot à venir</text:p>
          </table:table-cell>
          <table:table-cell table:style-name="ce9" table:formula="of:=SUM([.B20:.B28])" office:value-type="float" office:value="32">
            <text:p>32,00</text:p>
          </table:table-cell>
          <table:table-cell table:style-name="ce26"/>
          <table:table-cell table:number-columns-repeated="1021"/>
        </table:table-row>
        <table:table-row table:style-name="ro2">
          <table:table-cell table:style-name="ce4" office:value-type="string">
            <text:p>On travaille à deux au moins</text:p>
          </table:table-cell>
          <table:table-cell table:style-name="ce9" table:formula="of:=SUM([.B29])*2" office:value-type="float" office:value="64">
            <text:p>64,00</text:p>
          </table:table-cell>
          <table:table-cell table:style-name="ce26"/>
          <table:table-cell table:number-columns-repeated="1021"/>
        </table:table-row>
        <table:table-row table:style-name="ro6">
          <table:table-cell table:style-name="ce3" office:value-type="string">
            <text:p>Total </text:p>
          </table:table-cell>
          <table:table-cell table:style-name="ce6" table:formula="of:=SUM([.B17];[.B30])" office:value-type="float" office:value="109.375">
            <text:p>109,38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1" office:value-type="string">
            <text:p>Budget HTVA une fois décompté la part spec (qui contient Pierre)</text:p>
          </table:table-cell>
          <table:table-cell table:style-name="ce14" table:formula="of:=([.B11]*0.625)" office:value-type="currency" office:currency="EUR" office:value="13598.4767269609">
            <text:p>13.598,48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1" office:value-type="string">
            <text:p>Budget journalier HTVA</text:p>
          </table:table-cell>
          <table:table-cell table:style-name="ce15" table:formula="of:=[.B32]/[.B31]" office:value-type="currency" office:currency="EUR" office:value="124.328930075071">
            <text:p>124,33 €</text:p>
          </table:table-cell>
          <table:table-cell table:style-name="ce15"/>
          <table:table-cell table:number-columns-repeated="1021"/>
        </table:table-row>
        <table:table-row table:style-name="ro2">
          <table:table-cell table:style-name="ce2" office:value-type="string">
            <text:p>Budget par heure HTVA</text:p>
          </table:table-cell>
          <table:table-cell table:style-name="ce12" table:formula="of:=[.B33]/8" office:value-type="currency" office:currency="EUR" office:value="15.5411162593838">
            <text:p>15,54 €</text:p>
          </table:table-cell>
          <table:table-cell table:style-name="ce12"/>
          <table:table-cell table:number-columns-repeated="1021"/>
        </table:table-row>
        <table:table-row table:style-name="ro7">
          <table:table-cell table:style-name="ce3" office:value-type="string">
            <text:p>Total de jours si on compte la journée à 130 eur HTVA</text:p>
          </table:table-cell>
          <table:table-cell table:style-name="ce6" table:formula="of:=[.B32]/130" office:value-type="float" office:value="104.603667130468">
            <text:p>104,60</text:p>
          </table:table-cell>
          <table:table-cell table:style-name="ce11"/>
          <table:table-cell table:number-columns-repeated="1021"/>
        </table:table-row>
        <table:table-row table:style-name="ro5">
          <table:table-cell table:style-name="ce2" office:value-type="string">
            <text:p>Total de jours restants si on compte la journée à 130 eur HTVA</text:p>
          </table:table-cell>
          <table:table-cell table:style-name="ce8" table:formula="of:=[.B35]-[.B17]" office:value-type="float" office:value="59.2286671304682">
            <text:p>59,23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 office:value-type="string">
            <text:p>Ratio à facturer</text:p>
          </table:table-cell>
          <table:table-cell table:style-name="ce16" table:formula="of:=[.B17]/[.B35]" office:value-type="percentage" office:value="0.433780203359462">
            <text:p>43,38%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1" office:value-type="string">
            <text:p>Fact 1 à 21% - juin</text:p>
          </table:table-cell>
          <table:table-cell table:style-name="ce17" office:value-type="float" office:value="5000">
            <text:p>5000</text:p>
          </table:table-cell>
          <table:table-cell table:style-name="ce15" table:formula="of:=[.B38]*1.21" office:value-type="currency" office:currency="EUR" office:value="6050">
            <text:p>6.050,00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2 à 6% - juillet</text:p>
          </table:table-cell>
          <table:table-cell table:style-name="ce15" table:formula="of:=(9000-[.C38])/1.06" office:value-type="currency" office:currency="EUR" office:value="2783.01886792453">
            <text:p>2.783,02 €</text:p>
          </table:table-cell>
          <table:table-cell table:style-name="ce15" table:formula="of:=[.B39]*1.06" office:value-type="currency" office:currency="EUR" office:value="2950">
            <text:p>2.950,00 €</text:p>
          </table:table-cell>
          <table:table-cell table:number-columns-repeated="1021"/>
        </table:table-row>
        <table:table-row table:style-name="ro1">
          <table:table-cell table:style-name="ce1" office:value-type="string">
            <text:p>Fact 3 à 21% et 6% = 5000.00 eur HTVA à 21% et 3007.49 eur HTVA à 6% - septembre</text:p>
          </table:table-cell>
          <table:table-cell table:style-name="ce15" table:formula="of:=5000+3007.49" office:value-type="currency" office:currency="EUR" office:value="8007.49">
            <text:p>8.007,49 €</text:p>
          </table:table-cell>
          <table:table-cell table:style-name="ce15" table:formula="of:=(5000*1.21)+(3007.49*1.06)" office:value-type="currency" office:currency="EUR" office:value="9237.9394">
            <text:p>9.237,9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Fact 4 à 21% - décembre</text:p>
          </table:table-cell>
          <table:table-cell table:style-name="ce15" table:formula="of:=(((25000*0.625)/1.21)-[.B38])-5000" office:value-type="currency" office:currency="EUR" office:value="2913.22314049587">
            <text:p>2.913,22 €</text:p>
          </table:table-cell>
          <table:table-cell table:style-name="ce15" table:formula="of:=[.B41]*1.21" office:value-type="currency" office:currency="EUR" office:value="3525">
            <text:p>3.525,00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Fact 5 à 6% - janvier ou février</text:p>
          </table:table-cell>
          <table:table-cell table:style-name="ce12" table:formula="of:=(((25000*0.375)/1.06)-[.B39])-3007.49" office:value-type="currency" office:currency="EUR" office:value="3053.83075471698">
            <text:p>3.053,83 €</text:p>
          </table:table-cell>
          <table:table-cell table:style-name="ce12" table:formula="of:=[.B42]*1.06" office:value-type="currency" office:currency="EUR" office:value="3237.0606">
            <text:p>3.237,06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Ludi - facturé (avec erreur)</text:p>
          </table:table-cell>
          <table:table-cell table:style-name="ce18" office:value-type="float" office:value="1446">
            <text:p>1446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2" office:value-type="string">
            <text:p>stdin - facturé</text:p>
          </table:table-cell>
          <table:table-cell table:style-name="ce19" office:value-type="float" office:value="3055">
            <text:p>3055</text:p>
          </table:table-cell>
          <table:table-cell table:style-name="ce12"/>
          <table:table-cell table:number-columns-repeated="1021"/>
        </table:table-row>
        <table:table-row table:style-name="ro5">
          <table:table-cell table:style-name="ce3" office:value-type="string">
            <text:p>Ludi - montant réel qui correspond au décompte du 3 juillet</text:p>
          </table:table-cell>
          <table:table-cell table:style-name="ce20" table:formula="of:=([.B32]*[.B37])*([.B15]/[.B17])" office:value-type="currency" office:currency="EUR" office:value="1787.5">
            <text:p>1.787,50 €</text:p>
          </table:table-cell>
          <table:table-cell table:style-name="ce11" table:formula="of:=[.B45]*1.21" office:value-type="currency" office:currency="EUR" office:value="2162.875">
            <text:p>2.162,88 €</text:p>
          </table:table-cell>
          <table:table-cell table:number-columns-repeated="1021"/>
        </table:table-row>
        <table:table-row table:style-name="ro5">
          <table:table-cell table:style-name="ce2" office:value-type="string">
            <text:p>stdin - montant réel qui correspond au décompte du 3 juillet = ok</text:p>
          </table:table-cell>
          <table:table-cell table:style-name="ce21" table:formula="of:=([.B32]*[.B37])*(([.B13]+[.B14])/[.B17])" office:value-type="currency" office:currency="EUR" office:value="3055">
            <text:p>3.055,00 €</text:p>
          </table:table-cell>
          <table:table-cell table:style-name="ce15" table:formula="of:=[.B46]*1.21" office:value-type="currency" office:currency="EUR" office:value="3696.55">
            <text:p>3.696,55 €</text:p>
          </table:table-cell>
          <table:table-cell table:number-columns-repeated="1021"/>
        </table:table-row>
        <table:table-row table:style-name="ro8">
          <table:table-cell table:style-name="ce3" office:value-type="string">
            <text:p>Ludi - différence, à reporter</text:p>
          </table:table-cell>
          <table:table-cell table:style-name="ce11" table:formula="of:=[.B43]-[.B45]" office:value-type="currency" office:currency="EUR" office:value="-341.5">
            <text:p>-341,50 €</text:p>
          </table:table-cell>
          <table:table-cell table:style-name="ce15" table:formula="of:=[.B47]*1.21" office:value-type="currency" office:currency="EUR" office:value="-413.215">
            <text:p>-413,22 €</text:p>
          </table:table-cell>
          <table:table-cell table:number-columns-repeated="1021"/>
        </table:table-row>
        <table:table-row table:style-name="ro8">
          <table:table-cell table:style-name="ce2" office:value-type="string">
            <text:p>stdin - différence, à reporter</text:p>
          </table:table-cell>
          <table:table-cell table:style-name="ce12" table:formula="of:=[.B44]-[.B46]" office:value-type="currency" office:currency="EUR" office:value="0">
            <text:p>0,00 €</text:p>
          </table:table-cell>
          <table:table-cell table:style-name="ce12" table:formula="of:=[.B48]*1.21" office:value-type="currency" office:currency="EUR" office:value="0">
            <text:p>0,00 €</text:p>
          </table:table-cell>
          <table:table-cell table:number-columns-repeated="1021"/>
        </table:table-row>
        <table:table-row table:style-name="ro2">
          <table:table-cell table:style-name="ce3" office:value-type="string">
            <text:p>Reste à facturer TVAC</text:p>
          </table:table-cell>
          <table:table-cell table:style-name="ce3"/>
          <table:table-cell table:style-name="ce11" table:formula="of:=[.B10]-([.B36]*130)" office:value-type="currency" office:currency="EUR" office:value="17300.2732730391">
            <text:p>17.300,27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Dont TVA 21%</text:p>
          </table:table-cell>
          <table:table-cell table:style-name="ce15" table:formula="of:=([.B10]*0.625)-[.B38]" office:value-type="currency" office:currency="EUR" office:value="10625">
            <text:p>10.625,00 €</text:p>
          </table:table-cell>
          <table:table-cell table:style-name="ce1"/>
          <table:table-cell table:number-columns-repeated="1021"/>
        </table:table-row>
        <table:table-row table:style-name="ro6">
          <table:table-cell table:style-name="ce2" office:value-type="string">
            <text:p>Dont TVA 6%</text:p>
          </table:table-cell>
          <table:table-cell table:style-name="ce12" table:formula="of:=([.B10]*0.375)-[.B39]" office:value-type="currency" office:currency="EUR" office:value="6591.98113207547">
            <text:p>6.591,98 €</text:p>
          </table:table-cell>
          <table:table-cell table:style-name="ce2"/>
          <table:table-cell table:number-columns-repeated="1021"/>
        </table:table-row>
        <table:table-row table:style-name="ro2">
          <table:table-cell table:style-name="ce3" office:value-type="string">
            <text:p>19 sept - stdin à 6%</text:p>
          </table:table-cell>
          <table:table-cell table:style-name="ce22" office:value-type="float" office:value="3154">
            <text:p>3154</text:p>
          </table:table-cell>
          <table:table-cell table:style-name="ce11" table:formula="of:=[.B52]*1.06" office:value-type="currency" office:currency="EUR" office:value="3343.24">
            <text:p>3.343,24 €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19 sept - ludi à 21%</text:p>
          </table:table-cell>
          <table:table-cell table:style-name="ce23" table:formula="of:=341.5+1872.57" office:value-type="currency" office:currency="EUR" office:value="2214.07">
            <text:p>2.214,07 €</text:p>
          </table:table-cell>
          <table:table-cell table:style-name="ce15" table:formula="of:=[.B53]*1.21" office:value-type="currency" office:currency="EUR" office:value="2679.0247">
            <text:p>2.679,02 €</text:p>
          </table:table-cell>
          <table:table-cell table:number-columns-repeated="1021"/>
        </table:table-row>
        <table:table-row table:style-name="ro6">
          <table:table-cell table:style-name="ce2"/>
          <table:table-cell table:style-name="ce12" table:formula="of:=SUM([.B52:.B53])" office:value-type="currency" office:currency="EUR" office:value="5368.07">
            <text:p>5.368,07 €</text:p>
          </table:table-cell>
          <table:table-cell table:style-name="ce12" table:formula="of:=SUM([.C52:.C53])" office:value-type="currency" office:currency="EUR" office:value="6022.2647">
            <text:p>6.022,26 €</text:p>
          </table:table-cell>
          <table:table-cell table:number-columns-repeated="1021"/>
        </table:table-row>
        <table:table-row table:style-name="ro7">
          <table:table-cell table:style-name="ce3" office:value-type="string">
            <text:p>Reste à facturer par stdin et ludi HTVA</text:p>
          </table:table-cell>
          <table:table-cell table:style-name="ce11" table:formula="of:=(([.B32]-[.B54])-[.B46])-[.B43]" office:value-type="currency" office:currency="EUR" office:value="3729.40672696086">
            <text:p>3.729,41 €</text:p>
          </table:table-cell>
          <table:table-cell table:style-name="ce11" office:value-type="string">
            <text:p/>
            <text:p/>
          </table:table-cell>
          <table:table-cell table:number-columns-repeated="1021"/>
        </table:table-row>
        <table:table-row table:style-name="ro2">
          <table:table-cell table:style-name="ce2" office:value-type="string">
            <text:p>fact affiche + 950</text:p>
          </table:table-cell>
          <table:table-cell table:style-name="ce12" table:formula="of:=[.B55]+950" office:value-type="currency" office:currency="EUR" office:value="4679.40672696086">
            <text:p>4.679,41 €</text:p>
          </table:table-cell>
          <table:table-cell table:style-name="ce12"/>
          <table:table-cell table:number-columns-repeated="1021"/>
        </table:table-row>
        <table:table-row table:style-name="ro2">
          <table:table-cell table:style-name="ce3" office:value-type="string">
            <text:p>ludi fin mars: HT 21%</text:p>
          </table:table-cell>
          <table:table-cell table:style-name="ce24" office:value-type="float" office:value="2035">
            <text:p>2035</text:p>
          </table:table-cell>
          <table:table-cell table:style-name="ce11"/>
          <table:table-cell table:number-columns-repeated="1021"/>
        </table:table-row>
        <table:table-row table:style-name="ro2">
          <table:table-cell table:style-name="ce2" office:value-type="string">
            <text:p>steph fin mars: HT 21%</text:p>
          </table:table-cell>
          <table:table-cell table:style-name="ce25" office:value-type="float" office:value="1719.25">
            <text:p>1719.25</text:p>
          </table:table-cell>
          <table:table-cell table:style-name="ce12"/>
          <table:table-cell table:number-columns-repeated="1021"/>
        </table:table-row>
        <table:table-row table:style-name="ro6">
          <table:table-cell table:style-name="ce3"/>
          <table:table-cell table:style-name="ce11" table:formula="of:=[.B56]-([.B57]+[.B58])" office:value-type="currency" office:currency="EUR" office:value="925.156726960862">
            <text:p>925,16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Soit en jours</text:p>
          </table:table-cell>
          <table:table-cell table:style-name="ce15" table:formula="of:=[.B55]/130" office:value-type="currency" office:currency="EUR" office:value="28.6877440535451">
            <text:p>28,69 €</text:p>
          </table:table-cell>
          <table:table-cell table:style-name="ce15"/>
          <table:table-cell table:number-columns-repeated="1021"/>
        </table:table-row>
        <table:table-row table:style-name="ro3">
          <table:table-cell table:style-name="ce2" office:value-type="string">
            <text:p>Par ex les 7 flyers = 4j, le fanzine = 10j, site modifs = 4j, papeterie = 2j</text:p>
          </table:table-cell>
          <table:table-cell table:style-name="ce12" table:number-columns-repeated="2"/>
          <table:table-cell table:number-columns-repeated="1021"/>
        </table:table-row>
        <table:table-row table:style-name="ro2">
          <table:table-cell table:style-name="ce3" office:value-type="string">
            <text:p>Reste spec 37.5% compris</text:p>
          </table:table-cell>
          <table:table-cell table:style-name="ce11" table:formula="of:=[.B55]*(100/62.5)" office:value-type="currency" office:currency="EUR" office:value="5967.05076313738">
            <text:p>5.967,05 €</text:p>
          </table:table-cell>
          <table:table-cell table:style-name="ce11"/>
          <table:table-cell table:number-columns-repeated="1021"/>
        </table:table-row>
        <table:table-row table:style-name="ro6">
          <table:table-cell table:style-name="ce1"/>
          <table:table-cell table:style-name="ce15" table:number-columns-repeated="2"/>
          <table:table-cell table:number-columns-repeated="1021"/>
        </table:table-row>
        <table:table-row table:style-name="ro6">
          <table:table-cell table:style-name="ce1" office:value-type="string">
            <text:p>total steph</text:p>
          </table:table-cell>
          <table:table-cell table:style-name="ce15" table:formula="of:=([.B46]+[.B52])+[.B58]" office:value-type="currency" office:currency="EUR" office:value="7928.25">
            <text:p>7.928,25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total ludi</text:p>
          </table:table-cell>
          <table:table-cell table:style-name="ce15" table:formula="of:=([.B45]+[.B53])+[.B57]" office:value-type="currency" office:currency="EUR" office:value="6036.57">
            <text:p>6.036,57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/>
          <table:table-cell table:style-name="ce15" table:formula="of:=[.B66]+[.B65]" office:value-type="currency" office:currency="EUR" office:value="13964.82">
            <text:p>13.964,82 €</text:p>
          </table:table-cell>
          <table:table-cell table:style-name="ce15" table:formula="of:=[.B59]" office:value-type="currency" office:currency="EUR" office:value="925.156726960862">
            <text:p>925,16 €</text:p>
          </table:table-cell>
          <table:table-cell table:number-columns-repeated="1021"/>
        </table:table-row>
        <table:table-row table:style-name="ro6">
          <table:table-cell table:style-name="ce1" office:value-type="string">
            <text:p>ludi</text:p>
          </table:table-cell>
          <table:table-cell table:style-name="ce15" table:formula="of:=([.C67]/[.B67])*[.B66]" office:value-type="currency" office:currency="EUR" office:value="399.917316748095">
            <text:p>399,92 €</text:p>
          </table:table-cell>
          <table:table-cell table:style-name="ce15"/>
          <table:table-cell table:number-columns-repeated="1021"/>
        </table:table-row>
        <table:table-row table:style-name="ro6">
          <table:table-cell table:style-name="ce1" office:value-type="string">
            <text:p>steph</text:p>
          </table:table-cell>
          <table:table-cell table:style-name="ce15" table:formula="of:=[.C67]-[.B68]" office:value-type="currency" office:currency="EUR" office:value="525.239410212767">
            <text:p>525,24 €</text:p>
          </table:table-cell>
          <table:table-cell table:style-name="ce15"/>
          <table:table-cell table:number-columns-repeated="1021"/>
        </table:table-row>
        <table:table-row table:style-name="ro9" table:number-rows-repeated="104850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2_2013" table:style-name="ta1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number-columns-repeated="1020" table:default-cell-style-name="Default"/>
        <table:table-row table:style-name="ro10">
          <table:table-cell table:style-name="ce27" office:value-type="string">
            <text:p>Balsamine - communication - 2012 - Budget en évolution</text:p>
          </table:table-cell>
          <table:table-cell table:number-columns-repeated="2"/>
          <table:table-cell table:style-name="ce35"/>
          <table:table-cell table:number-columns-repeated="1020"/>
        </table:table-row>
        <table:table-row table:style-name="ro11">
          <table:table-cell table:number-columns-repeated="1024"/>
        </table:table-row>
        <table:table-row table:style-name="ro12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en jours</text:p>
          </table:table-cell>
          <table:table-cell table:style-name="ce38"/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Programme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0">
            <text:p>30</text:p>
          </table:table-cell>
          <table:table-cell table:style-name="ce38" table:formula="of:=[.B4]*[.C4]" office:value-type="float" office:value="30">
            <text:p>30,000000000000000</text:p>
          </table:table-cell>
          <table:table-cell table:style-name="ce35" table:formula="of:=pj*[.D4]" office:value-type="currency" office:currency="EUR" office:value="7018.8967883371">
            <text:p>7.018,90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 de saison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3">
            <text:p>3</text:p>
          </table:table-cell>
          <table:table-cell table:style-name="ce38" table:formula="of:=[.B5]*[.C5]" office:value-type="float" office:value="3">
            <text:p>3,000000000000000</text:p>
          </table:table-cell>
          <table:table-cell table:style-name="ce35" table:formula="of:=pj*[.D5]" office:value-type="currency" office:currency="EUR" office:value="701.88967883371">
            <text:p>701,89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Affiches </text:p>
          </table:table-cell>
          <table:table-cell table:style-name="ce31" office:value-type="float" office:value="8">
            <text:p>8</text:p>
          </table:table-cell>
          <table:table-cell table:style-name="ce27" office:value-type="float" office:value="2">
            <text:p>2</text:p>
          </table:table-cell>
          <table:table-cell table:style-name="ce38" table:formula="of:=[.B6]*[.C6]" office:value-type="float" office:value="16">
            <text:p>16,000000000000000</text:p>
          </table:table-cell>
          <table:table-cell table:style-name="ce35" table:formula="of:=pj*[.D6]" office:value-type="currency" office:currency="EUR" office:value="3743.41162044645">
            <text:p>3.743,41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lyers</text:p>
          </table:table-cell>
          <table:table-cell table:style-name="ce31" office:value-type="float" office:value="12">
            <text:p>12</text:p>
          </table:table-cell>
          <table:table-cell table:style-name="ce27" office:value-type="float" office:value="1.5">
            <text:p>1,5</text:p>
          </table:table-cell>
          <table:table-cell table:style-name="ce38" table:formula="of:=[.B7]*[.C7]" office:value-type="float" office:value="18">
            <text:p>18,000000000000000</text:p>
          </table:table-cell>
          <table:table-cell table:style-name="ce35" table:formula="of:=pj*[.D7]" office:value-type="currency" office:currency="EUR" office:value="4211.33807300226">
            <text:p>4.211,3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Web</text:p>
          </table:table-cell>
          <table:table-cell table:style-name="ce31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8]*[.C8]" office:value-type="float" office:value="7">
            <text:p>7,000000000000000</text:p>
          </table:table-cell>
          <table:table-cell table:style-name="ce35" table:formula="of:=pj*[.D8]" office:value-type="currency" office:currency="EUR" office:value="1637.74258394532">
            <text:p>1.637,74 €</text:p>
          </table:table-cell>
          <table:table-cell table:number-columns-repeated="1019"/>
        </table:table-row>
        <table:table-row table:style-name="ro13">
          <table:table-cell table:style-name="ce27" office:value-type="string">
            <text:p>Signalétique et divers</text:p>
          </table:table-cell>
          <table:table-cell table:style-name="ce27" office:value-type="float" office:value="1">
            <text:p>1</text:p>
          </table:table-cell>
          <table:table-cell table:style-name="ce27" office:value-type="float" office:value="7">
            <text:p>7</text:p>
          </table:table-cell>
          <table:table-cell table:style-name="ce38" table:formula="of:=[.B9]*[.C9]" office:value-type="float" office:value="7">
            <text:p>7,000000000000000</text:p>
          </table:table-cell>
          <table:table-cell table:style-name="ce35" table:formula="of:=pj*[.D9]" office:value-type="currency" office:currency="EUR" office:value="1637.74258394532">
            <text:p>1.637,74 €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Total jours</text:p>
          </table:table-cell>
          <table:table-cell table:number-columns-repeated="2"/>
          <table:table-cell table:style-name="ce38" table:formula="of:=SUM([.D4:.D9])" office:value-type="float" office:value="81">
            <text:p>81,000000000000000</text:p>
          </table:table-cell>
          <table:table-cell table:style-name="ce35" table:formula="of:=pj*[.D10]" office:value-type="currency" office:currency="EUR" office:value="18951.0213285102">
            <text:p>18.951,02 €</text:p>
          </table:table-cell>
          <table:table-cell table:number-columns-repeated="1019"/>
        </table:table-row>
        <table:table-row table:style-name="ro12">
          <table:table-cell table:style-name="ce28" table:number-columns-repeated="5"/>
          <table:table-cell table:number-columns-repeated="1019"/>
        </table:table-row>
        <table:table-row table:style-name="ro12">
          <table:table-cell table:style-name="ce29" office:value-type="string">
            <text:p>Couts fixes</text:p>
          </table:table-cell>
          <table:table-cell table:style-name="ce29" table:number-columns-repeated="2"/>
          <table:table-cell table:style-name="ce34"/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Façade peinture</text:p>
          </table:table-cell>
          <table:table-cell/>
          <table:table-cell table:style-name="ce33"/>
          <table:table-cell table:style-name="ce39" office:value-type="float" office:value="0">
            <text:p>0</text:p>
          </table:table-cell>
          <table:table-cell table:number-columns-repeated="1020"/>
        </table:table-row>
        <table:table-row table:style-name="ro12">
          <table:table-cell table:style-name="ce27" office:value-type="string">
            <text:p>Prints etc</text:p>
          </table:table-cell>
          <table:table-cell table:number-columns-repeated="2"/>
          <table:table-cell table:style-name="ce39" office:value-type="float" office:value="500">
            <text:p>500</text:p>
          </table:table-cell>
          <table:table-cell table:number-columns-repeated="1020"/>
        </table:table-row>
        <table:table-row table:style-name="ro12">
          <table:table-cell table:number-columns-repeated="3"/>
          <table:table-cell table:style-name="ce35"/>
          <table:table-cell table:number-columns-repeated="1020"/>
        </table:table-row>
        <table:table-row table:style-name="ro12">
          <table:table-cell table:style-name="ce27" office:value-type="string">
            <text:p>Total couts fixes</text:p>
          </table:table-cell>
          <table:table-cell table:number-columns-repeated="2"/>
          <table:table-cell table:style-name="ce35" table:formula="of:=SUM([.D13:.D15])" office:value-type="currency" office:currency="EUR" office:value="500">
            <text:p>500,00 €</text:p>
          </table:table-cell>
          <table:table-cell table:number-columns-repeated="1020"/>
        </table:table-row>
        <table:table-row table:style-name="ro12">
          <table:table-cell table:style-name="ce28" table:number-columns-repeated="3"/>
          <table:table-cell table:style-name="ce36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Total TVAC</text:p>
          </table:table-cell>
          <table:table-cell table:style-name="ce29"/>
          <table:table-cell table:style-name="ce34"/>
          <table:table-cell table:style-name="ce40" office:value-type="float" office:value="25000">
            <text:p>25000</text:p>
          </table:table-cell>
          <table:table-cell table:style-name="ce29"/>
          <table:table-cell table:number-columns-repeated="1019"/>
        </table:table-row>
        <table:table-row table:style-name="ro14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8]*0.625)/1.21)+(([.D18]*0.375)/1.06)" office:value-type="currency" office:currency="EUR" office:value="21757.5627631374">
            <text:p>21.757,56 €</text:p>
          </table:table-cell>
          <table:table-cell table:number-columns-repeated="1020"/>
        </table:table-row>
        <table:table-row table:style-name="ro10">
          <table:table-cell table:style-name="ce27" office:value-type="string">
            <text:p>Total HTVA steph et ludi à 6%, pierre moitié-moitié 21% et 6%</text:p>
          </table:table-cell>
          <table:table-cell/>
          <table:table-cell table:style-name="ce35"/>
          <table:table-cell table:style-name="ce35" table:formula="of:=(((25000/3)*2)/1.06)+((25000/3)/1.135)" office:value-type="currency" office:currency="EUR" office:value="23065.4143462721">
            <text:p>23.065,41 €</text:p>
          </table:table-cell>
          <table:table-cell table:style-name="ce27" office:value-type="string">
            <text:p>voir avec donatella</text:p>
          </table:table-cell>
          <table:table-cell table:number-columns-repeated="1019"/>
        </table:table-row>
        <table:table-row table:style-name="ro12">
          <table:table-cell table:style-name="ce27" office:value-type="string">
            <text:p>Fee OSP 10%</text:p>
          </table:table-cell>
          <table:table-cell/>
          <table:table-cell table:style-name="ce35"/>
          <table:table-cell table:style-name="ce35" table:formula="of:=[.D20]*0.1" office:value-type="currency" office:currency="EUR" office:value="2306.54143462721">
            <text:p>2.306,54 €</text:p>
          </table:table-cell>
          <table:table-cell table:number-columns-repeated="1020"/>
        </table:table-row>
        <table:table-row table:style-name="ro12">
          <table:table-cell table:number-columns-repeated="2"/>
          <table:table-cell table:style-name="ce35" table:number-columns-repeated="2"/>
          <table:table-cell table:number-columns-repeated="1020"/>
        </table:table-row>
        <table:table-row table:style-name="ro12">
          <table:table-cell table:style-name="ce28" table:number-columns-repeated="2"/>
          <table:table-cell table:style-name="ce36" table:number-columns-repeated="2"/>
          <table:table-cell table:style-name="ce28"/>
          <table:table-cell table:number-columns-repeated="1019"/>
        </table:table-row>
        <table:table-row table:style-name="ro12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34" table:formula="of:=((([.D19]-[.D16])-[.D21])/[.D10])/8" office:value-type="currency" office:currency="EUR" office:value="29.2454032847379">
            <text:p>29,25 €</text:p>
          </table:table-cell>
          <table:table-cell table:style-name="ce29"/>
          <table:table-cell table:number-columns-repeated="1019"/>
        </table:table-row>
        <table:table-row table:style-name="ro12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35" table:formula="of:=8*[.D24]" office:value-type="currency" office:currency="EUR" office:value="233.963226277903">
            <text:p>233,96 €</text:p>
          </table:table-cell>
          <table:table-cell table:number-columns-repeated="1020"/>
        </table:table-row>
        <table:table-row table:style-name="ro9" table:number-rows-repeated="4">
          <table:table-cell table:number-columns-repeated="1024"/>
        </table:table-row>
        <table:table-row table:style-name="ro9">
          <table:table-cell office:value-type="string">
            <text:p>FACTURÉ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9515.5">
            <text:p>9515,5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21 % TVA</text:p>
          </table:table-cell>
          <table:table-cell table:number-columns-repeated="1020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1314">
            <text:p>1314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Ludi @ Constant</text:p>
          </table:table-cell>
          <table:table-cell office:value-type="float" office:value="2544.75">
            <text:p>2544,75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391.2">
            <text:p>3391,2</text:p>
          </table:table-cell>
          <table:table-cell office:value-type="string">
            <text:p>TVAC</text:p>
          </table:table-cell>
          <table:table-cell office:value-type="string">
            <text:p>6 % TVA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Constant @ Balsa</text:p>
          </table:table-cell>
          <table:table-cell table:formula="of:=2390+3931.5+1573.75" office:value-type="float" office:value="7895.25">
            <text:p>7895,2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2151">
            <text:p>2151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Ludi @ Constant</text:p>
          </table:table-cell>
          <table:table-cell office:value-type="float" office:value="1416.5">
            <text:p>1416,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office:value-type="string">
            <text:p>Steph @ Constant</text:p>
          </table:table-cell>
          <table:table-cell office:value-type="float" office:value="3538.35">
            <text:p>3538,35</text:p>
          </table:table-cell>
          <table:table-cell office:value-type="string">
            <text:p>TVAC</text:p>
          </table:table-cell>
          <table:table-cell table:number-columns-repeated="1021"/>
        </table:table-row>
        <table:table-row table:style-name="ro9">
          <table:table-cell table:number-columns-repeated="1024"/>
        </table:table-row>
        <table:table-row table:style-name="ro15">
          <table:table-cell table:style-name="ce30" office:value-type="string">
            <text:p>reste à facturer après 2<text:span text:style-name="T1">e</text:span> partie</text:p>
          </table:table-cell>
          <table:table-cell table:style-name="ce30" table:formula="of:=[.D18]-([.B31]+[.B37])" office:value-type="float" office:value="7589.25">
            <text:p>7589,25</text:p>
          </table:table-cell>
          <table:table-cell table:style-name="ce37" office:value-type="float" office:value="6694.29">
            <text:p>6694,29</text:p>
          </table:table-cell>
          <table:table-cell office:value-type="string">
            <text:p>--&gt; chez smart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15">
          <table:table-cell office:value-type="string">
            <text:p>Steph 3<text:span text:style-name="T1">e</text:span> partie</text:p>
          </table:table-cell>
          <table:table-cell table:formula="of:=(26.2-1.5)*35" office:value-type="float" office:value="864.5">
            <text:p>864,5</text:p>
          </table:table-cell>
          <table:table-cell table:number-columns-repeated="1022"/>
        </table:table-row>
        <table:table-row table:style-name="ro15">
          <table:table-cell office:value-type="string">
            <text:p>Pierre 3<text:span text:style-name="T1">e</text:span> partie</text:p>
          </table:table-cell>
          <table:table-cell table:formula="of:=17.5*45" office:value-type="float" office:value="787.5">
            <text:p>787,5</text:p>
          </table:table-cell>
          <table:table-cell table:number-columns-repeated="1022"/>
        </table:table-row>
        <table:table-row table:style-name="ro15">
          <table:table-cell office:value-type="string">
            <text:p>Ludi 3<text:span text:style-name="T1">e</text:span> partie</text:p>
          </table:table-cell>
          <table:table-cell table:formula="of:=(9-2.5+8+7)*35" office:value-type="float" office:value="752.5">
            <text:p>752,5</text:p>
          </table:table-cell>
          <table:table-cell table:number-columns-repeated="1022"/>
        </table:table-row>
        <table:table-row table:style-name="ro9">
          <table:table-cell table:style-name="ce30" office:value-type="string">
            <text:p>reste à se partager</text:p>
          </table:table-cell>
          <table:table-cell table:style-name="ce30" table:formula="of:=[.B42]-SUM([.B44:.B46])" office:value-type="float" office:value="5184.75">
            <text:p>5184,7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style-name="ce30" office:value-type="string">
            <text:p>Rattrapage</text:p>
          </table:table-cell>
          <table:table-cell table:number-columns-repeated="1023"/>
        </table:table-row>
        <table:table-row table:style-name="ro9">
          <table:table-cell office:value-type="string">
            <text:p>Steph</text:p>
          </table:table-cell>
          <table:table-cell table:style-name="ce32" table:formula="of:=([.B35]+[.B40]+[.B44])/35" office:value-type="float" office:value="222.687142857143">
            <text:p>222,69</text:p>
          </table:table-cell>
          <table:table-cell table:style-name="ce32" table:formula="of:=([.B50]/[.B53])*100" office:value-type="float" office:value="46.2903790987866">
            <text:p>46,29</text:p>
          </table:table-cell>
          <table:table-cell table:style-name="ce41" table:formula="of:=[.B47]*[.C50]/100" office:value-type="currency" office:currency="EUR" office:value="2400.04043032434">
            <text:p>2.400,04 EUR</text:p>
          </table:table-cell>
          <table:table-cell table:style-name="ce41" table:formula="of:=[.D50]+[.B44]" office:value-type="currency" office:currency="EUR" office:value="3264.54043032434">
            <text:p>3.264,54 EUR</text:p>
          </table:table-cell>
          <table:table-cell table:style-name="ce41" table:formula="of:=[.E50]-([.E50]/10)" office:value-type="currency" office:currency="EUR" office:value="2938.08638729191">
            <text:p>2.938,09 EUR</text:p>
          </table:table-cell>
          <table:table-cell table:number-columns-repeated="1018"/>
        </table:table-row>
        <table:table-row table:style-name="ro9">
          <table:table-cell office:value-type="string">
            <text:p>Ludi</text:p>
          </table:table-cell>
          <table:table-cell table:style-name="ce32" table:formula="of:=([.B34]+[.B39]+[.B46])/35" office:value-type="float" office:value="134.678571428571">
            <text:p>134,68</text:p>
          </table:table-cell>
          <table:table-cell table:style-name="ce32" table:formula="of:=([.B51]/[.B53])*100" office:value-type="float" office:value="27.9958781989986">
            <text:p>28,00</text:p>
          </table:table-cell>
          <table:table-cell table:style-name="ce41" table:formula="of:=[.B47]*[.C51]/100" office:value-type="currency" office:currency="EUR" office:value="1451.51629492258">
            <text:p>1.451,52 EUR</text:p>
          </table:table-cell>
          <table:table-cell table:style-name="ce41" table:formula="of:=[.D51]+[.B46]" office:value-type="currency" office:currency="EUR" office:value="2204.01629492258">
            <text:p>2.204,02 EUR</text:p>
          </table:table-cell>
          <table:table-cell table:style-name="ce41" table:formula="of:=[.E51]-([.E51]/10)" office:value-type="currency" office:currency="EUR" office:value="1983.61466543032">
            <text:p>1.983,61 EUR</text:p>
          </table:table-cell>
          <table:table-cell table:number-columns-repeated="1018"/>
        </table:table-row>
        <table:table-row table:style-name="ro9">
          <table:table-cell office:value-type="string">
            <text:p>Pierre</text:p>
          </table:table-cell>
          <table:table-cell table:style-name="ce32" table:formula="of:=([.B32]+[.B33]+[.B38]+[.B45])/45" office:value-type="float" office:value="123.7">
            <text:p>123,70</text:p>
          </table:table-cell>
          <table:table-cell table:style-name="ce32" table:formula="of:=([.B52]/[.B53])*100" office:value-type="float" office:value="25.7137427022147">
            <text:p>25,71</text:p>
          </table:table-cell>
          <table:table-cell table:style-name="ce41" table:formula="of:=[.B47]*[.C52]/100" office:value-type="currency" office:currency="EUR" office:value="1333.19327475308">
            <text:p>1.333,19 EUR</text:p>
          </table:table-cell>
          <table:table-cell table:style-name="ce41" table:formula="of:=[.D52]+[.B45]" office:value-type="currency" office:currency="EUR" office:value="2120.69327475308">
            <text:p>2.120,69 EUR</text:p>
          </table:table-cell>
          <table:table-cell table:style-name="ce41" table:formula="of:=[.E52]-([.E52]/10)" office:value-type="currency" office:currency="EUR" office:value="1908.62394727777">
            <text:p>1.908,62 EUR</text:p>
          </table:table-cell>
          <table:table-cell table:number-columns-repeated="1018"/>
        </table:table-row>
        <table:table-row table:style-name="ro9">
          <table:table-cell/>
          <table:table-cell table:style-name="ce32" table:formula="of:=SUM([.B50:.B52])" office:value-type="float" office:value="481.065714285714">
            <text:p>481,07</text:p>
          </table:table-cell>
          <table:table-cell table:style-name="ce32"/>
          <table:table-cell table:style-name="ce41" table:formula="of:=SUM([.D50:.D52])" office:value-type="currency" office:currency="EUR" office:value="5184.75">
            <text:p>5.184,75 EUR</text:p>
          </table:table-cell>
          <table:table-cell table:number-columns-repeated="1020"/>
        </table:table-row>
        <table:table-row table:style-name="ro9" table:number-rows-repeated="2">
          <table:table-cell table:number-columns-repeated="1024"/>
        </table:table-row>
        <table:table-row table:style-name="ro9">
          <table:table-cell office:value-type="string">
            <text:p>FACTURATION NEWSLETTER ORGANON HORS ENVELOPPE</text:p>
          </table:table-cell>
          <table:table-cell table:number-columns-repeated="1023"/>
        </table:table-row>
        <table:table-row table:style-name="ro9">
          <table:table-cell office:value-type="string">
            <text:p>Constant @ Balsa</text:p>
          </table:table-cell>
          <table:table-cell office:value-type="float" office:value="1258.4">
            <text:p>1258,4</text:p>
          </table:table-cell>
          <table:table-cell table:number-columns-repeated="1022"/>
        </table:table-row>
        <table:table-row table:style-name="ro9">
          <table:table-cell office:value-type="string">
            <text:p>Pierre @ Constant</text:p>
          </table:table-cell>
          <table:table-cell office:value-type="float" office:value="435.6">
            <text:p>435,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16">
          <table:table-cell office:value-type="string">
            <text:p>Steph @ Constant</text:p>
          </table:table-cell>
          <table:table-cell office:value-type="float" office:value="696.96">
            <text:p>696,96</text:p>
          </table:table-cell>
          <table:table-cell office:value-type="string">
            <text:p>TVAC</text:p>
          </table:table-cell>
          <table:table-cell office:value-type="string">
            <text:p>21%TVA</text:p>
          </table:table-cell>
          <table:table-cell table:number-columns-repeated="1020"/>
        </table:table-row>
        <table:table-row table:style-name="ro9" table:number-rows-repeated="1048516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3-2014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6" table:default-cell-style-name="Default"/>
        <table:table-column table:style-name="co8" table:number-columns-repeated="1018" table:default-cell-style-name="Default"/>
        <table:table-row table:style-name="ro9">
          <table:table-cell table:style-name="ce27" office:value-type="string">
            <text:p>Balsamine - communication – 2013 - Budget en évolution</text:p>
          </table:table-cell>
          <table:table-cell table:number-columns-repeated="1023"/>
        </table:table-row>
        <table:table-row table:style-name="ro16">
          <table:table-cell/>
          <table:table-cell table:style-name="ce27" office:value-type="string">
            <text:p>quantité</text:p>
          </table:table-cell>
          <table:table-cell table:style-name="ce27" office:value-type="string">
            <text:p>jours/pièce</text:p>
          </table:table-cell>
          <table:table-cell table:style-name="ce38" office:value-type="string">
            <text:p>total jours</text:p>
          </table:table-cell>
          <table:table-cell table:style-name="ce27" office:value-type="string">
            <text:p>HT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rogramme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  <table:table-cell table:formula="of:=[.B3]*[.C3]" office:value-type="float" office:value="70">
            <text:p>70</text:p>
          </table:table-cell>
          <table:table-cell table:style-name="ce59" table:formula="of:=prixjour2014*[.D3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 de saison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4]*[.C4]" office:value-type="float" office:value="2">
            <text:p>2</text:p>
          </table:table-cell>
          <table:table-cell table:style-name="ce59" table:formula="of:=prixjour2014*[.D4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ffiches </text:p>
          </table:table-cell>
          <table:table-cell office:value-type="float" office:value="9">
            <text:p>9</text:p>
          </table:table-cell>
          <table:table-cell office:value-type="float" office:value="0.5">
            <text:p>0,5</text:p>
          </table:table-cell>
          <table:table-cell table:formula="of:=[.B5]*[.C5]" office:value-type="float" office:value="4.5">
            <text:p>4,5</text:p>
          </table:table-cell>
          <table:table-cell table:style-name="ce59" table:formula="of:=prixjour2014*[.D5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Flyers</text:p>
          </table:table-cell>
          <table:table-cell office:value-type="float" office:value="14">
            <text:p>14</text:p>
          </table:table-cell>
          <table:table-cell office:value-type="float" office:value="0.33">
            <text:p>0,33</text:p>
          </table:table-cell>
          <table:table-cell table:formula="of:=[.B6]*[.C6]" office:value-type="float" office:value="4.62">
            <text:p>4,62</text:p>
          </table:table-cell>
          <table:table-cell table:style-name="ce49" table:formula="of:=prixjour2014*[.D6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gros chantier web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table:formula="of:=[.B7]*[.C7]" office:value-type="float" office:value="7">
            <text:p>7</text:p>
          </table:table-cell>
          <table:table-cell table:style-name="ce49" table:formula="of:=prixjour2014*[.D7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home été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[.B8]*[.C8]" office:value-type="float" office:value="2">
            <text:p>2</text:p>
          </table:table-cell>
          <table:table-cell table:style-name="ce49" table:formula="of:=prixjour2014*[.D8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édition web cas par cas</text:p>
          </table:table-cell>
          <table:table-cell table:number-columns-repeated="2"/>
          <table:table-cell office:value-type="float" office:value="3">
            <text:p>3</text:p>
          </table:table-cell>
          <table:table-cell table:style-name="ce49" table:formula="of:=prixjour2014*[.D9]" office:value-type="currency" office:currency="EUR" office:value="0">
            <text:p>#NAME?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Signalétique et divers (bâche, mur avant, mur arrière, entrées bureaux)</text:p>
          </table:table-cell>
          <table:table-cell office:value-type="float" office:value="4">
            <text:p>4</text:p>
          </table:table-cell>
          <table:table-cell office:value-type="float" office:value="0.75">
            <text:p>0,75</text:p>
          </table:table-cell>
          <table:table-cell table:formula="of:=[.B10]*[.C10]" office:value-type="float" office:value="3">
            <text:p>3</text:p>
          </table:table-cell>
          <table:table-cell table:style-name="ce49" table:formula="of:=prixjour2014*[.D10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42" office:value-type="string">
            <text:p>Total jours</text:p>
          </table:table-cell>
          <table:table-cell table:style-name="ce46" table:formula="of:=SUM([.B3:.B10])" office:value-type="float" office:value="31">
            <text:p>31</text:p>
          </table:table-cell>
          <table:table-cell table:style-name="ce46"/>
          <table:table-cell table:style-name="ce46" table:formula="of:=SUM([.D3:.D10])" office:value-type="float" office:value="96.12">
            <text:p>96,12</text:p>
          </table:table-cell>
          <table:table-cell table:style-name="ce60" table:formula="of:=prixjour2014*[.D11]" office:value-type="currency" office:currency="EUR" office:value="0">
            <text:p>#NAME?</text:p>
          </table:table-cell>
          <table:table-cell table:number-columns-repeated="1019"/>
        </table:table-row>
        <table:table-row table:style-name="ro16">
          <table:table-cell table:style-name="ce43" office:value-type="string">
            <text:p>Total TVAC</text:p>
          </table:table-cell>
          <table:table-cell table:style-name="ce43"/>
          <table:table-cell table:style-name="ce48"/>
          <table:table-cell table:style-name="ce51" office:value-type="float" office:value="25000">
            <text:p>25000</text:p>
          </table:table-cell>
          <table:table-cell table:style-name="ce43" office:value-type="string">
            <text:p>Total TVAC</text:p>
          </table:table-cell>
          <table:table-cell table:number-columns-repeated="1019"/>
        </table:table-row>
        <table:table-row table:style-name="ro17">
          <table:table-cell table:style-name="ce27" office:value-type="string">
            <text:p>Total HTVA selon répartition 5/8 à 21% et 3/8 à 6%</text:p>
          </table:table-cell>
          <table:table-cell/>
          <table:table-cell table:style-name="ce35"/>
          <table:table-cell table:style-name="ce35" table:formula="of:=(([.D12]*0.625)/1.21)+(([.D12]*0.375)/1.06)" office:value-type="currency" office:currency="EUR" office:value="21757.5627631374">
            <text:p>21.757,56 €</text:p>
          </table:table-cell>
          <table:table-cell table:style-name="ce27" office:value-type="string">
            <text:p>Total HTVA selon répartition 5/8 à 21% et 3/8 à 6%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Après coût Smart</text:p>
          </table:table-cell>
          <table:table-cell/>
          <table:table-cell table:style-name="ce35"/>
          <table:table-cell table:style-name="ce35" table:formula="of:=[.D13]-([.D13]*0.065)" office:value-type="currency" office:currency="EUR" office:value="20343.3211835334">
            <text:p>20.343,32 €</text:p>
          </table:table-cell>
          <table:table-cell table:style-name="ce27"/>
          <table:table-cell table:number-columns-repeated="1019"/>
        </table:table-row>
        <table:table-row table:style-name="ro16">
          <table:table-cell table:style-name="ce27" office:value-type="string">
            <text:p>Fee OSP 10%</text:p>
          </table:table-cell>
          <table:table-cell table:number-columns-repeated="2"/>
          <table:table-cell table:style-name="ce49" table:formula="of:=[.D14]*0.1" office:value-type="currency" office:currency="EUR" office:value="2034.33211835334">
            <text:p>2.034,33 €</text:p>
          </table:table-cell>
          <table:table-cell table:number-columns-repeated="1020"/>
        </table:table-row>
        <table:table-row table:style-name="ro9">
          <table:table-cell office:value-type="string">
            <text:p>PierreM colors</text:p>
          </table:table-cell>
          <table:table-cell table:number-columns-repeated="2"/>
          <table:table-cell office:value-type="string">
            <text:p>600€</text:p>
          </table:table-cell>
          <table:table-cell office:value-type="string">
            <text:p>Sur 10 % OSP</text:p>
          </table:table-cell>
          <table:table-cell table:number-columns-repeated="1019"/>
        </table:table-row>
        <table:table-row table:style-name="ro16">
          <table:table-cell table:style-name="ce29" office:value-type="string">
            <text:p>Par heure</text:p>
          </table:table-cell>
          <table:table-cell table:style-name="ce29"/>
          <table:table-cell table:style-name="ce34"/>
          <table:table-cell table:style-name="ce52" table:formula="of:=[.D18]/8" office:value-type="currency" office:currency="EUR" office:value="25.6492283666043">
            <text:p>25,65 €</text:p>
          </table:table-cell>
          <table:table-cell table:style-name="ce29" office:value-type="string">
            <text:p>Par heure</text:p>
          </table:table-cell>
          <table:table-cell table:number-columns-repeated="1019"/>
        </table:table-row>
        <table:table-row table:style-name="ro16">
          <table:table-cell table:style-name="ce27" office:value-type="string">
            <text:p>Par jour</text:p>
          </table:table-cell>
          <table:table-cell/>
          <table:table-cell table:style-name="ce35"/>
          <table:table-cell table:style-name="ce53" table:formula="of:=(([.D13]-[.D15])/[.D11])" office:value-type="currency" office:currency="EUR" office:value="205.193826932834">
            <text:p>205,19 €</text:p>
          </table:table-cell>
          <table:table-cell table:style-name="ce27" office:value-type="string">
            <text:p>Par jour</text:p>
          </table:table-cell>
          <table:table-cell table:number-columns-repeated="1019"/>
        </table:table-row>
        <table:table-row table:style-name="ro9">
          <table:table-cell table:number-columns-repeated="1024"/>
        </table:table-row>
        <table:table-row table:style-name="ro9">
          <table:table-cell table:style-name="ce44" office:value-type="string">
            <text:p>RESTE À PARTAGER</text:p>
          </table:table-cell>
          <table:table-cell table:style-name="ce44" table:number-columns-repeated="2"/>
          <table:table-cell table:style-name="ce54" table:formula="of:=[.D12]-([.C28]+[.C41])" office:value-type="currency" office:currency="EUR" office:value="5124.41293871834">
            <text:p>5.124,41 €</text:p>
          </table:table-cell>
          <table:table-cell table:style-name="ce44"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4 mars → 12 juin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/>
          <table:table-cell table:style-name="ce63" table:number-columns-repeated="3"/>
          <table:table-cell/>
          <table:table-cell table:style-name="ce45" table:number-columns-repeated="1014"/>
        </table:table-row>
        <table:table-row table:style-name="ro9">
          <table:table-cell office:value-type="string">
            <text:p>Ludi</text:p>
          </table:table-cell>
          <table:table-cell office:value-type="float" office:value="205">
            <text:p>205</text:p>
          </table:table-cell>
          <table:table-cell table:style-name="ce49" table:formula="of:=ph*[.B23]" office:value-type="currency" office:currency="EUR" office:value="5258.09181515388">
            <text:p>5.258,09 €</text:p>
          </table:table-cell>
          <table:table-cell table:formula="of:=[.B23]*100/[.B28]" office:value-type="float" office:value="34.5350404312668">
            <text:p>34,5350404313</text:p>
          </table:table-cell>
          <table:table-cell table:style-name="ce61" table:formula="of:=[.D23]/100*[.D33]" office:value-type="currency" office:currency="EUR" office:value="4174.23168800539">
            <text:p>4.174,23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178.6">
            <text:p>178,6</text:p>
          </table:table-cell>
          <table:table-cell table:style-name="ce49" table:formula="of:=ph*[.B24]" office:value-type="currency" office:currency="EUR" office:value="4580.95218627553">
            <text:p>4.580,95 €</text:p>
          </table:table-cell>
          <table:table-cell table:formula="of:=[.B24]*100/[.B28]" office:value-type="float" office:value="30.0876010781671">
            <text:p>30,0876010782</text:p>
          </table:table-cell>
          <table:table-cell table:style-name="ce61" table:formula="of:=[.D24]/100*[.D33]" office:value-type="currency" office:currency="EUR" office:value="3636.67209501348">
            <text:p>3.636,67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office:value-type="float" office:value="99.5">
            <text:p>99,5</text:p>
          </table:table-cell>
          <table:table-cell table:style-name="ce49" table:formula="of:=ph*[.B25]" office:value-type="currency" office:currency="EUR" office:value="2552.09822247713">
            <text:p>2.552,10 €</text:p>
          </table:table-cell>
          <table:table-cell table:formula="of:=[.B25]*100/[.B28]" office:value-type="float" office:value="16.7621293800539">
            <text:p>16,7621293801</text:p>
          </table:table-cell>
          <table:table-cell table:style-name="ce61" table:formula="of:=[.D25]/100*[.D33]" office:value-type="currency" office:currency="EUR" office:value="2026.02952661725">
            <text:p>2.026,03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08.5">
            <text:p>108,5</text:p>
          </table:table-cell>
          <table:table-cell table:style-name="ce49" table:formula="of:=ph*[.B26]" office:value-type="currency" office:currency="EUR" office:value="2782.94127777656">
            <text:p>2.782,94 €</text:p>
          </table:table-cell>
          <table:table-cell table:formula="of:=[.B26]*100/[.B28]" office:value-type="float" office:value="18.2783018867925">
            <text:p>18,2783018868</text:p>
          </table:table-cell>
          <table:table-cell table:style-name="ce61" table:formula="of:=[.D26]/100*[.D33]" office:value-type="currency" office:currency="EUR" office:value="2209.28847877358">
            <text:p>2.209,29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2">
            <text:p>2</text:p>
          </table:table-cell>
          <table:table-cell table:style-name="ce49" table:formula="of:=ph*[.B27]" office:value-type="currency" office:currency="EUR" office:value="51.2984567332086">
            <text:p>51,30 €</text:p>
          </table:table-cell>
          <table:table-cell table:formula="of:=[.B27]*100/[.B28]" office:value-type="float" office:value="0.336927223719677">
            <text:p>0,3369272237</text:p>
          </table:table-cell>
          <table:table-cell table:style-name="ce61" table:formula="of:=[.D27]/100*[.D33]" office:value-type="currency" office:currency="EUR" office:value="40.7242115902965">
            <text:p>40,72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23:.B27])" office:value-type="float" office:value="593.6">
            <text:p>593,6</text:p>
          </table:table-cell>
          <table:table-cell table:style-name="ce50" table:formula="of:=ph*[.B28]" office:value-type="currency" office:currency="EUR" office:value="15225.3819584163">
            <text:p>15.225,38 €</text:p>
          </table:table-cell>
          <table:table-cell table:style-name="ce55" table:formula="of:=SUM([.D23:.D27])" office:value-type="float" office:value="100">
            <text:p>100</text:p>
          </table:table-cell>
          <table:table-cell table:style-name="ce62" table:formula="of:=SUM([.E23:.E27])" office:value-type="currency" office:currency="EUR" office:value="12086.946">
            <text:p>12.086,95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28]/8" office:value-type="float" office:value="74.2">
            <text:p>74,2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table:number-columns-repeated="2" office:value-type="string">
            <text:p>Après 6%TVA et 6,5 % Smart</text:p>
          </table:table-cell>
          <table:table-cell/>
          <table:table-cell office:value-type="float" office:value="13429.94">
            <text:p>13429,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10 % OSP</text:p>
          </table:table-cell>
          <table:table-cell/>
          <table:table-cell table:formula="of:=[.D31]/10" office:value-type="float" office:value="1342.994">
            <text:p>1342,994</text:p>
          </table:table-cell>
          <table:table-cell table:number-columns-repeated="1020"/>
        </table:table-row>
        <table:table-row table:style-name="ro9">
          <table:table-cell table:number-columns-repeated="2" office:value-type="string">
            <text:p>à se départager</text:p>
          </table:table-cell>
          <table:table-cell/>
          <table:table-cell table:style-name="ce56" table:formula="of:=[.D31]-[.D32]" office:value-type="float" office:value="12086.946">
            <text:p>12086,946</text:p>
          </table:table-cell>
          <table:table-cell table:number-columns-repeated="1020"/>
        </table:table-row>
        <table:table-row table:style-name="ro9">
          <table:table-cell table:number-columns-repeated="1024"/>
        </table:table-row>
        <table:table-row table:style-name="ro9">
          <table:table-cell table:style-name="ce45" office:value-type="string">
            <text:p>12 juin → 20 octobre inclus</text:p>
          </table:table-cell>
          <table:table-cell table:style-name="ce45" office:value-type="string">
            <text:p>heures</text:p>
          </table:table-cell>
          <table:table-cell table:style-name="ce45" office:value-type="string">
            <text:p>total TTC</text:p>
          </table:table-cell>
          <table:table-cell table:style-name="ce45" office:value-type="string">
            <text:p>%</text:p>
          </table:table-cell>
          <table:table-cell table:style-name="ce45" office:value-type="string">
            <text:p>à facturer à Smart</text:p>
          </table:table-cell>
          <table:table-cell table:number-columns-repeated="1019"/>
        </table:table-row>
        <table:table-row table:style-name="ro9">
          <table:table-cell office:value-type="string">
            <text:p>Ludi</text:p>
          </table:table-cell>
          <table:table-cell office:value-type="float" office:value="64">
            <text:p>64</text:p>
          </table:table-cell>
          <table:table-cell table:style-name="ce49" table:formula="of:=ph*[.B36]" office:value-type="currency" office:currency="EUR" office:value="1641.55061546267">
            <text:p>1.641,55 €</text:p>
          </table:table-cell>
          <table:table-cell table:formula="of:=[.B36]*100/[.B41]" office:value-type="float" office:value="35.3006067291782">
            <text:p>35,3006067292</text:p>
          </table:table-cell>
          <table:table-cell table:style-name="ce61" table:formula="of:=[.D36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teph</text:p>
          </table:table-cell>
          <table:table-cell office:value-type="float" office:value="90.3">
            <text:p>90,3</text:p>
          </table:table-cell>
          <table:table-cell table:style-name="ce49" table:formula="of:=ph*[.B37]" office:value-type="currency" office:currency="EUR" office:value="2316.12532150437">
            <text:p>2.316,13 €</text:p>
          </table:table-cell>
          <table:table-cell table:formula="of:=[.B37]*100/[.B41]" office:value-type="float" office:value="49.8069498069498">
            <text:p>49,8069498069</text:p>
          </table:table-cell>
          <table:table-cell table:style-name="ce61" table:formula="of:=[.D37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Sarah</text:p>
          </table:table-cell>
          <table:table-cell table:style-name="ce47" office:value-type="float" office:value="13.5">
            <text:p>13,5</text:p>
          </table:table-cell>
          <table:table-cell table:style-name="ce49" table:formula="of:=ph*[.B38]" office:value-type="currency" office:currency="EUR" office:value="346.264582949158">
            <text:p>346,26 €</text:p>
          </table:table-cell>
          <table:table-cell table:formula="of:=[.B38]*100/[.B41]" office:value-type="float" office:value="7.44622173193602">
            <text:p>7,4462217319</text:p>
          </table:table-cell>
          <table:table-cell table:style-name="ce61" table:formula="of:=[.D38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Pierre</text:p>
          </table:table-cell>
          <table:table-cell office:value-type="float" office:value="12.5">
            <text:p>12,5</text:p>
          </table:table-cell>
          <table:table-cell table:style-name="ce49" table:formula="of:=ph*[.B39]" office:value-type="currency" office:currency="EUR" office:value="320.615354582554">
            <text:p>320,62 €</text:p>
          </table:table-cell>
          <table:table-cell table:formula="of:=[.B39]*100/[.B41]" office:value-type="float" office:value="6.89464975179261">
            <text:p>6,8946497518</text:p>
          </table:table-cell>
          <table:table-cell table:style-name="ce61" table:formula="of:=[.D39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Alex</text:p>
          </table:table-cell>
          <table:table-cell office:value-type="float" office:value="1">
            <text:p>1</text:p>
          </table:table-cell>
          <table:table-cell table:style-name="ce49" table:formula="of:=ph*[.B40]" office:value-type="currency" office:currency="EUR" office:value="25.6492283666043">
            <text:p>25,65 €</text:p>
          </table:table-cell>
          <table:table-cell table:formula="of:=[.B40]*100/[.B41]" office:value-type="float" office:value="0.551571980143409">
            <text:p>0,5515719801</text:p>
          </table:table-cell>
          <table:table-cell table:style-name="ce61" table:formula="of:=[.D40]/100*[.C46]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table:style-name="ce46" office:value-type="string">
            <text:p>total</text:p>
          </table:table-cell>
          <table:table-cell table:style-name="ce46" table:formula="of:=SUM([.B36:.B40])" office:value-type="float" office:value="181.3">
            <text:p>181,3</text:p>
          </table:table-cell>
          <table:table-cell table:style-name="ce50" table:formula="of:=ph*[.B41]" office:value-type="currency" office:currency="EUR" office:value="4650.20510286536">
            <text:p>4.650,21 €</text:p>
          </table:table-cell>
          <table:table-cell table:style-name="ce55" table:formula="of:=SUM([.D36:.D40])" office:value-type="float" office:value="100">
            <text:p>100</text:p>
          </table:table-cell>
          <table:table-cell table:style-name="ce62" table:formula="of:=SUM([.E36:.E40])" office:value-type="currency" office:currency="EUR" office:value="0">
            <text:p>0,00 €</text:p>
          </table:table-cell>
          <table:table-cell table:number-columns-repeated="1019"/>
        </table:table-row>
        <table:table-row table:style-name="ro9">
          <table:table-cell office:value-type="string">
            <text:p>total en jours</text:p>
          </table:table-cell>
          <table:table-cell table:formula="of:=[.B41]/8" office:value-type="float" office:value="22.6625">
            <text:p>22,6625</text:p>
          </table:table-cell>
          <table:table-cell table:number-columns-repeated="1022"/>
        </table:table-row>
        <table:table-row table:style-name="ro9">
          <table:table-cell table:number-columns-repeated="1024"/>
        </table:table-row>
        <table:table-row table:style-name="ro9">
          <table:table-cell office:value-type="string">
            <text:p>Après 6%TVA et 6,5 % Smart</text:p>
          </table:table-cell>
          <table:table-cell table:number-columns-repeated="2"/>
          <table:table-cell table:style-name="ce57" office:value-type="float" office:value="4101.84">
            <text:p>4101,84</text:p>
          </table:table-cell>
          <table:table-cell table:number-columns-repeated="1020"/>
        </table:table-row>
        <table:table-row table:style-name="ro9">
          <table:table-cell office:value-type="string">
            <text:p>10 % OSP</text:p>
          </table:table-cell>
          <table:table-cell table:number-columns-repeated="2"/>
          <table:table-cell table:style-name="ce58" table:formula="of:=[.D44]/10" office:value-type="float" office:value="410.184">
            <text:p>410,184</text:p>
          </table:table-cell>
          <table:table-cell table:number-columns-repeated="1020"/>
        </table:table-row>
        <table:table-row table:style-name="ro9">
          <table:table-cell office:value-type="string">
            <text:p>à se départager</text:p>
          </table:table-cell>
          <table:table-cell/>
          <table:table-cell/>
          <table:table-cell table:formula="of:=[.D44]-[.D45]" office:value-type="float" office:value="3691.656">
            <text:p>3691,656</text:p>
          </table:table-cell>
          <table:table-cell table:number-columns-repeated="1020"/>
        </table:table-row>
        <table:table-row table:style-name="ro9">
          <table:table-cell office:value-type="string">
            <text:p>→Ludi</text:p>
          </table:table-cell>
          <table:table-cell table:number-columns-repeated="3"/>
          <table:table-cell table:style-name="ce32" table:formula="of:=[.D46]*[.D36]/100" office:value-type="float" office:value="1303.17696635411">
            <text:p>1303,18</text:p>
          </table:table-cell>
          <table:table-cell table:number-columns-repeated="1019"/>
        </table:table-row>
        <table:table-row table:style-name="ro9">
          <table:table-cell office:value-type="string">
            <text:p>→Steph</text:p>
          </table:table-cell>
          <table:table-cell table:number-columns-repeated="3"/>
          <table:table-cell table:style-name="ce32" table:formula="of:=[.D46]*[.D37]/100" office:value-type="float" office:value="1838.70125096525">
            <text:p>1838,70</text:p>
          </table:table-cell>
          <table:table-cell table:number-columns-repeated="1019"/>
        </table:table-row>
        <table:table-row table:style-name="ro9">
          <table:table-cell office:value-type="string">
            <text:p>→Sarah</text:p>
          </table:table-cell>
          <table:table-cell table:number-columns-repeated="3"/>
          <table:table-cell table:style-name="ce32" table:formula="of:=[.D46]*[.D38]/100" office:value-type="float" office:value="274.88889134032">
            <text:p>274,89</text:p>
          </table:table-cell>
          <table:table-cell table:number-columns-repeated="1019"/>
        </table:table-row>
        <table:table-row table:style-name="ro9">
          <table:table-cell office:value-type="string">
            <text:p>→Pierre</text:p>
          </table:table-cell>
          <table:table-cell table:number-columns-repeated="3"/>
          <table:table-cell table:style-name="ce32" table:formula="of:=[.D46]*[.D39]/100" office:value-type="float" office:value="254.526751241037">
            <text:p>254,53</text:p>
          </table:table-cell>
          <table:table-cell table:number-columns-repeated="1019"/>
        </table:table-row>
        <table:table-row table:style-name="ro9">
          <table:table-cell office:value-type="string">
            <text:p>→Alex</text:p>
          </table:table-cell>
          <table:table-cell table:number-columns-repeated="3"/>
          <table:table-cell table:style-name="ce32" table:formula="of:=[.D46]*[.D40]/100" office:value-type="float" office:value="20.362140099283">
            <text:p>20,36</text:p>
          </table:table-cell>
          <table:table-cell table:number-columns-repeated="1019"/>
        </table:table-row>
        <table:table-row table:style-name="ro9" table:number-rows-repeated="104852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2014-2015" table:style-name="ta2">
        <office:forms form:automatic-focus="false" form:apply-design-mode="false"/>
        <table:table-column table:style-name="co11" table:default-cell-style-name="ce81"/>
        <table:table-column table:style-name="co12" table:number-columns-repeated="2" table:default-cell-style-name="ce81"/>
        <table:table-column table:style-name="co13" table:default-cell-style-name="ce81"/>
        <table:table-column table:style-name="co14" table:default-cell-style-name="ce81"/>
        <table:table-column table:style-name="co15" table:default-cell-style-name="ce81"/>
        <table:table-column table:style-name="co8" table:number-columns-repeated="1018" table:default-cell-style-name="ce81"/>
        <table:table-row table:style-name="ro18">
          <table:table-cell table:style-name="ce72" office:value-type="string" calcext:value-type="string">
            <text:p>Balsamine - communication – 2014 - Budget en évolution</text:p>
          </table:table-cell>
          <table:table-cell table:style-name="ce82" office:value-type="string" calcext:value-type="string">
            <text:p>Quantité</text:p>
          </table:table-cell>
          <table:table-cell table:style-name="ce82" office:value-type="string" calcext:value-type="string">
            <text:p>Jours/pièce</text:p>
          </table:table-cell>
          <table:table-cell table:style-name="ce92" office:value-type="string" calcext:value-type="string">
            <text:p>Total jours</text:p>
          </table:table-cell>
          <table:table-cell table:style-name="ce76"/>
          <table:table-cell table:style-name="ce101" table:number-columns-repeated="1019"/>
        </table:table-row>
        <table:table-row table:style-name="ro18">
          <table:table-cell table:style-name="ce73" office:value-type="string" calcext:value-type="string">
            <text:p>Programme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float" office:value="69" calcext:value-type="float">
            <text:p>69.00</text:p>
          </table:table-cell>
          <table:table-cell table:style-name="ce85" table:formula="of:=[.B2]*[.C2]" office:value-type="float" office:value="69" calcext:value-type="float">
            <text:p>69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Affiche de saison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float" office:value="3" calcext:value-type="float">
            <text:p>3.00</text:p>
          </table:table-cell>
          <table:table-cell table:style-name="ce85" table:formula="of:=[.B3]*[.C3]" office:value-type="float" office:value="3" calcext:value-type="float">
            <text:p>3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Affiches </text:p>
          </table:table-cell>
          <table:table-cell table:style-name="ce76" office:value-type="float" office:value="8" calcext:value-type="float">
            <text:p>8</text:p>
          </table:table-cell>
          <table:table-cell table:style-name="ce85" office:value-type="float" office:value="1" calcext:value-type="float">
            <text:p>1.00</text:p>
          </table:table-cell>
          <table:table-cell table:style-name="ce85" table:formula="of:=[.B4]*[.C4]" office:value-type="float" office:value="8" calcext:value-type="float">
            <text:p>8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Flyers</text:p>
          </table:table-cell>
          <table:table-cell table:style-name="ce76" office:value-type="float" office:value="8" calcext:value-type="float">
            <text:p>8</text:p>
          </table:table-cell>
          <table:table-cell table:style-name="ce85" office:value-type="float" office:value="0.5" calcext:value-type="float">
            <text:p>0.50</text:p>
          </table:table-cell>
          <table:table-cell table:style-name="ce85" table:formula="of:=[.B5]*[.C5]" office:value-type="float" office:value="4" calcext:value-type="float">
            <text:p>4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Flyer PIF repiqué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float" office:value="2" calcext:value-type="float">
            <text:p>2.00</text:p>
          </table:table-cell>
          <table:table-cell table:style-name="ce85" table:formula="of:=[.B6]*[.C6]" office:value-type="float" office:value="2" calcext:value-type="float">
            <text:p>2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Programme madeleines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float" office:value="9" calcext:value-type="float">
            <text:p>9.00</text:p>
          </table:table-cell>
          <table:table-cell table:style-name="ce85" table:formula="of:=[.B7]*[.C7]" office:value-type="float" office:value="9" calcext:value-type="float">
            <text:p>9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Home d'été, web, édition web cas par cas, newsletter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float" office:value="10" calcext:value-type="float">
            <text:p>10.00</text:p>
          </table:table-cell>
          <table:table-cell table:style-name="ce85" table:formula="of:=[.B8]*[.C8]" office:value-type="float" office:value="10" calcext:value-type="float">
            <text:p>10.00</text:p>
          </table:table-cell>
          <table:table-cell table:style-name="ce76" table:number-columns-repeated="1020"/>
        </table:table-row>
        <table:table-row table:style-name="ro18">
          <table:table-cell table:style-name="ce73" office:value-type="string" calcext:value-type="string">
            <text:p>Mur</text:p>
          </table:table-cell>
          <table:table-cell table:style-name="ce76" office:value-type="float" office:value="1" calcext:value-type="float">
            <text:p>1</text:p>
          </table:table-cell>
          <table:table-cell table:style-name="ce85" office:value-type="float" office:value="0.75" calcext:value-type="float">
            <text:p>0.75</text:p>
          </table:table-cell>
          <table:table-cell table:style-name="ce85" table:formula="of:=[.B9]*[.C9]" office:value-type="float" office:value="0.75" calcext:value-type="float">
            <text:p>0.75</text:p>
          </table:table-cell>
          <table:table-cell table:style-name="ce76" table:number-columns-repeated="1020"/>
        </table:table-row>
        <table:table-row table:style-name="ro18">
          <table:table-cell table:style-name="ce73"/>
          <table:table-cell table:style-name="ce76" table:number-columns-repeated="1023"/>
        </table:table-row>
        <table:table-row table:style-name="ro18">
          <table:table-cell table:style-name="ce74" office:value-type="string" calcext:value-type="string">
            <text:p>Total jours</text:p>
          </table:table-cell>
          <table:table-cell table:style-name="ce76"/>
          <table:table-cell table:style-name="ce86"/>
          <table:table-cell table:style-name="ce86" table:formula="of:=SUM([.D2:.D9])" office:value-type="float" office:value="105.75" calcext:value-type="float">
            <text:p>105.75</text:p>
          </table:table-cell>
          <table:table-cell table:style-name="ce76" table:number-columns-repeated="1020"/>
        </table:table-row>
        <table:table-row table:style-name="ro18">
          <table:table-cell table:style-name="ce74"/>
          <table:table-cell table:style-name="ce76"/>
          <table:table-cell table:style-name="ce86" table:number-columns-repeated="2"/>
          <table:table-cell table:style-name="ce99"/>
          <table:table-cell table:style-name="ce76" table:number-columns-repeated="1019"/>
        </table:table-row>
        <table:table-row table:style-name="ro18">
          <table:table-cell table:style-name="ce75" office:value-type="string" calcext:value-type="string">
            <text:p>Total TVAC</text:p>
          </table:table-cell>
          <table:table-cell table:style-name="ce75"/>
          <table:table-cell table:style-name="ce87"/>
          <table:table-cell table:style-name="ce93" office:value-type="currency" office:currency="EUR" office:value="25000" calcext:value-type="currency">
            <text:p>25,000.00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Total HTVA selon répartition 5/8 à 21% et 3/8 à 6%</text:p>
          </table:table-cell>
          <table:table-cell table:style-name="ce76"/>
          <table:table-cell table:style-name="ce88"/>
          <table:table-cell table:style-name="ce94" table:formula="of:=(([.D13]*0)/1.21)+(([.D13]*1)/1.06)" office:value-type="currency" office:currency="EUR" office:value="23584.9056603774" calcext:value-type="currency">
            <text:p>23,584.91 €</text:p>
          </table:table-cell>
          <table:table-cell table:style-name="ce76"/>
          <table:table-cell table:style-name="ce76" office:value-type="string" calcext:value-type="string">
            <text:p>demander à la conseillère!</text:p>
          </table:table-cell>
          <table:table-cell table:style-name="ce76" table:number-columns-repeated="1018"/>
        </table:table-row>
        <table:table-row table:style-name="ro18">
          <table:table-cell table:style-name="ce73" office:value-type="string" calcext:value-type="string">
            <text:p>Après coût Smart</text:p>
          </table:table-cell>
          <table:table-cell table:style-name="ce76"/>
          <table:table-cell table:style-name="ce88"/>
          <table:table-cell table:style-name="ce94" table:formula="of:=[.D14]-([.D14]*0.065)" office:value-type="currency" office:currency="EUR" office:value="22051.8867924528" calcext:value-type="currency">
            <text:p>22,051.89 €</text:p>
          </table:table-cell>
          <table:table-cell table:style-name="ce73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Fee OSP 10%</text:p>
          </table:table-cell>
          <table:table-cell table:style-name="ce76" table:number-columns-repeated="2"/>
          <table:table-cell table:style-name="ce95" table:formula="of:=[.D15]*0.1" office:value-type="currency" office:currency="EUR" office:value="2205.18867924528" calcext:value-type="currency">
            <text:p>2,205.19 €</text:p>
          </table:table-cell>
          <table:table-cell table:style-name="ce76" table:number-columns-repeated="1020"/>
        </table:table-row>
        <table:table-row table:style-name="ro18">
          <table:table-cell table:style-name="ce76" office:value-type="string" calcext:value-type="string">
            <text:p>Tom Lechner</text:p>
          </table:table-cell>
          <table:table-cell table:style-name="ce76" table:number-columns-repeated="2"/>
          <table:table-cell table:style-name="ce95" office:value-type="currency" office:currency="EUR" office:value="733" calcext:value-type="currency">
            <text:p>733.00 €</text:p>
          </table:table-cell>
          <table:table-cell table:style-name="ce76" table:number-columns-repeated="1020"/>
        </table:table-row>
        <table:table-row table:style-name="ro18">
          <table:table-cell table:style-name="ce75" office:value-type="string" calcext:value-type="string">
            <text:p>Par heure</text:p>
          </table:table-cell>
          <table:table-cell table:style-name="ce75"/>
          <table:table-cell table:style-name="ce87"/>
          <table:table-cell table:style-name="ce96" table:formula="of:=[.D19]/8" office:value-type="currency" office:currency="EUR" office:value="25.2715330746242" calcext:value-type="currency">
            <text:p>25.27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3" office:value-type="string" calcext:value-type="string">
            <text:p>Par jour</text:p>
          </table:table-cell>
          <table:table-cell table:style-name="ce76"/>
          <table:table-cell table:style-name="ce88"/>
          <table:table-cell table:style-name="ce97" table:formula="of:=(([.D14]-[.D16])/[.D11])" office:value-type="currency" office:currency="EUR" office:value="202.172264596994" calcext:value-type="currency">
            <text:p>202.17 €</text:p>
          </table:table-cell>
          <table:table-cell table:style-name="Default"/>
          <table:table-cell table:style-name="ce76" table:number-columns-repeated="1019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8" office:value-type="string" calcext:value-type="string">
            <text:p>14 février → 26 mai inclus (programme + aff saison)</text:p>
          </table:table-cell>
          <table:table-cell table:style-name="ce78" office:value-type="string" calcext:value-type="string">
            <text:p>heures</text:p>
          </table:table-cell>
          <table:table-cell table:style-name="ce78" office:value-type="string" calcext:value-type="string">
            <text:p>total TTC</text:p>
          </table:table-cell>
          <table:table-cell table:style-name="ce78" table:number-columns-repeated="1021"/>
        </table:table-row>
        <table:table-row table:style-name="ro18">
          <table:table-cell table:style-name="ce77" office:value-type="string" calcext:value-type="string">
            <text:p>Ludi</text:p>
          </table:table-cell>
          <table:table-cell table:style-name="ce83" office:value-type="float" office:value="140.5" calcext:value-type="float">
            <text:p>140.5</text:p>
          </table:table-cell>
          <table:table-cell table:style-name="ce89" table:formula="of:=prixh2014*[.B22]" office:value-type="currency" office:currency="EUR" office:value="3550.6503969847" calcext:value-type="currency">
            <text:p>3,550.65 €</text:p>
          </table:table-cell>
          <table:table-cell table:style-name="ce98" table:formula="of:=[.C22]/2" office:value-type="currency" office:currency="EUR" office:value="1775.32519849235" calcext:value-type="currency">
            <text:p>1,775.33 €</text:p>
          </table:table-cell>
          <table:table-cell table:style-name="ce100" table:formula="of:=[.$D$33]/[.$D$30]*[.D22]" office:value-type="currency" office:currency="EUR" office:value="1045.41952535258" calcext:value-type="currency">
            <text:p>1,045.42 €</text:p>
          </table:table-cell>
          <table:table-cell table:style-name="ce89" table:formula="of:=[.C22]*0.66" office:value-type="currency" office:currency="EUR" office:value="2343.4292620099" calcext:value-type="currency">
            <text:p>2,343.43 €</text:p>
          </table:table-cell>
          <table:table-cell table:style-name="ce77"/>
          <table:table-cell table:style-name="ce77" table:formula="of:=SUM([.D22]*0.9)" office:value-type="float" office:value="1597.79267864312" calcext:value-type="float">
            <text:p>1597.7926786431</text:p>
          </table:table-cell>
          <table:table-cell table:style-name="ce77" table:number-columns-repeated="1016"/>
        </table:table-row>
        <table:table-row table:style-name="ro18">
          <table:table-cell table:style-name="ce77" office:value-type="string" calcext:value-type="string">
            <text:p>Steph</text:p>
          </table:table-cell>
          <table:table-cell table:style-name="ce83" office:value-type="float" office:value="191.2" calcext:value-type="float">
            <text:p>191.2</text:p>
          </table:table-cell>
          <table:table-cell table:style-name="ce89" table:formula="of:=prixh2014*[.B23]" office:value-type="currency" office:currency="EUR" office:value="4831.91712386815" calcext:value-type="currency">
            <text:p>4,831.92 €</text:p>
          </table:table-cell>
          <table:table-cell table:style-name="ce98" table:formula="of:=[.C23]/2" office:value-type="currency" office:currency="EUR" office:value="2415.95856193407" calcext:value-type="currency">
            <text:p>2,415.96 €</text:p>
          </table:table-cell>
          <table:table-cell table:style-name="ce100" table:formula="of:=[.$D$33]/[.$D$30]*[.D23]" office:value-type="currency" office:currency="EUR" office:value="1422.66343948337" calcext:value-type="currency">
            <text:p>1,422.66 €</text:p>
          </table:table-cell>
          <table:table-cell table:style-name="ce89" table:formula="of:=[.C23]*0.66" office:value-type="currency" office:currency="EUR" office:value="3189.06530175298" calcext:value-type="currency">
            <text:p>3,189.07 €</text:p>
          </table:table-cell>
          <table:table-cell table:style-name="ce77"/>
          <table:table-cell table:style-name="ce103" table:formula="of:=SUM([.D23]*0.9)" office:value-type="float" office:value="2174.36270574066" calcext:value-type="float">
            <text:p>2174.3627057407</text:p>
          </table:table-cell>
          <table:table-cell table:style-name="ce77" table:number-columns-repeated="1016"/>
        </table:table-row>
        <table:table-row table:style-name="ro18">
          <table:table-cell table:style-name="ce77" office:value-type="string" calcext:value-type="string">
            <text:p>Sarah</text:p>
          </table:table-cell>
          <table:table-cell table:style-name="ce83" office:value-type="float" office:value="114.5" calcext:value-type="float">
            <text:p>114.5</text:p>
          </table:table-cell>
          <table:table-cell table:style-name="ce89" table:formula="of:=prixh2014*[.B24]" office:value-type="currency" office:currency="EUR" office:value="2893.59053704447" calcext:value-type="currency">
            <text:p>2,893.59 €</text:p>
          </table:table-cell>
          <table:table-cell table:style-name="ce98" table:formula="of:=[.C24]/2" office:value-type="currency" office:currency="EUR" office:value="1446.79526852224" calcext:value-type="currency">
            <text:p>1,446.80 €</text:p>
          </table:table-cell>
          <table:table-cell table:style-name="ce100" table:formula="of:=[.$D$33]/[.$D$30]*[.D24]" office:value-type="currency" office:currency="EUR" office:value="851.961107849617" calcext:value-type="currency">
            <text:p>851.96 €</text:p>
          </table:table-cell>
          <table:table-cell table:style-name="ce89" table:formula="of:=[.C24]*0.66" office:value-type="currency" office:currency="EUR" office:value="1909.76975444935" calcext:value-type="currency">
            <text:p>1,909.77 €</text:p>
          </table:table-cell>
          <table:table-cell table:style-name="ce77"/>
          <table:table-cell table:style-name="ce77" table:formula="of:=SUM([.D24]*0.9)" office:value-type="float" office:value="1302.11574167002" calcext:value-type="float">
            <text:p>1302.11574167</text:p>
          </table:table-cell>
          <table:table-cell table:style-name="ce77" table:number-columns-repeated="1016"/>
        </table:table-row>
        <table:table-row table:style-name="ro18">
          <table:table-cell table:style-name="ce77" office:value-type="string" calcext:value-type="string">
            <text:p>Pierre</text:p>
          </table:table-cell>
          <table:table-cell table:style-name="ce83" office:value-type="float" office:value="104.5" calcext:value-type="float">
            <text:p>104.5</text:p>
          </table:table-cell>
          <table:table-cell table:style-name="ce89" table:formula="of:=prixh2014*[.B25]" office:value-type="currency" office:currency="EUR" office:value="2640.87520629823" calcext:value-type="currency">
            <text:p>2,640.88 €</text:p>
          </table:table-cell>
          <table:table-cell table:style-name="ce98" table:formula="of:=[.C25]/2" office:value-type="currency" office:currency="EUR" office:value="1320.43760314912" calcext:value-type="currency">
            <text:p>1,320.44 €</text:p>
          </table:table-cell>
          <table:table-cell table:style-name="ce100" table:formula="of:=[.$D$33]/[.$D$30]*[.D25]" office:value-type="currency" office:currency="EUR" office:value="777.554024194629" calcext:value-type="currency">
            <text:p>777.55 €</text:p>
          </table:table-cell>
          <table:table-cell table:style-name="ce89" table:formula="of:=[.C25]*0.66" office:value-type="currency" office:currency="EUR" office:value="1742.97763615683" calcext:value-type="currency">
            <text:p>1,742.98 €</text:p>
          </table:table-cell>
          <table:table-cell table:style-name="ce77"/>
          <table:table-cell table:style-name="ce103" table:formula="of:=SUM([.D25]*0.9)" office:value-type="float" office:value="1188.39384283421" calcext:value-type="float">
            <text:p>1188.3938428342</text:p>
          </table:table-cell>
          <table:table-cell table:style-name="ce77" table:number-columns-repeated="1016"/>
        </table:table-row>
        <table:table-row table:style-name="ro18">
          <table:table-cell table:style-name="ce77" office:value-type="string" calcext:value-type="string">
            <text:p>Christoph</text:p>
          </table:table-cell>
          <table:table-cell table:style-name="ce83" office:value-type="float" office:value="42" calcext:value-type="float">
            <text:p>42.0</text:p>
          </table:table-cell>
          <table:table-cell table:style-name="ce89" table:formula="of:=prixh2014*[.B26]" office:value-type="currency" office:currency="EUR" office:value="1061.40438913422" calcext:value-type="currency">
            <text:p>1,061.40 €</text:p>
          </table:table-cell>
          <table:table-cell table:style-name="ce98"/>
          <table:table-cell table:style-name="ce76"/>
          <table:table-cell table:style-name="ce89" table:formula="of:=[.C26]" office:value-type="currency" office:currency="EUR" office:value="1061.40438913422" calcext:value-type="currency">
            <text:p>1,061.40 €</text:p>
          </table:table-cell>
          <table:table-cell table:style-name="ce77" table:number-columns-repeated="1018"/>
        </table:table-row>
        <table:table-row table:style-name="ro18">
          <table:table-cell table:style-name="ce79" office:value-type="string" calcext:value-type="string">
            <text:p>Total heures</text:p>
          </table:table-cell>
          <table:table-cell table:style-name="ce84" table:formula="of:=SUM([.B22:.B26])" office:value-type="float" office:value="592.7" calcext:value-type="float">
            <text:p>592.7</text:p>
          </table:table-cell>
          <table:table-cell table:style-name="ce90" table:formula="of:=ph*[.B27]" office:value-type="currency" office:currency="EUR" office:value="15202.2976528864" calcext:value-type="currency">
            <text:p>15,202.30 €</text:p>
          </table:table-cell>
          <table:table-cell table:style-name="ce98"/>
          <table:table-cell table:style-name="ce76"/>
          <table:table-cell table:style-name="ce102" table:formula="of:=[.D17]" office:value-type="currency" office:currency="EUR" office:value="733" calcext:value-type="currency">
            <text:p>733.00 €</text:p>
          </table:table-cell>
          <table:table-cell table:style-name="ce77" table:number-columns-repeated="1018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7" office:value-type="string" calcext:value-type="string">
            <text:p>27 mai →</text:p>
          </table:table-cell>
          <table:table-cell table:style-name="ce76" table:number-columns-repeated="4"/>
          <table:table-cell table:style-name="ce77" table:number-columns-repeated="1019"/>
        </table:table-row>
        <table:table-row table:style-name="ro18">
          <table:table-cell table:style-name="ce77" table:number-columns-repeated="3"/>
          <table:table-cell table:style-name="ce89" table:formula="of:=SUM([.D22];[.D23];[.D24];[.D25];[.C26];[.D17])" office:value-type="currency" office:currency="EUR" office:value="8752.921021232" calcext:value-type="currency">
            <text:p>8,752.92 €</text:p>
          </table:table-cell>
          <table:table-cell table:style-name="ce77"/>
          <table:table-cell table:style-name="ce89" table:formula="of:=SUM([.F22:.F27])" office:value-type="currency" office:currency="EUR" office:value="10979.6463435033" calcext:value-type="currency">
            <text:p>10,979.65 €</text:p>
          </table:table-cell>
          <table:table-cell table:style-name="ce77" table:number-columns-repeated="2"/>
          <table:table-cell table:style-name="ce77" office:value-type="float" office:value="7720.73" calcext:value-type="float">
            <text:p>7720.73</text:p>
          </table:table-cell>
          <table:table-cell table:style-name="ce77" table:formula="of:=SUM([.I30]*0.9)" office:value-type="float" office:value="6948.657" calcext:value-type="float">
            <text:p>6948.657</text:p>
          </table:table-cell>
          <table:table-cell table:style-name="ce77" table:number-columns-repeated="1014"/>
        </table:table-row>
        <table:table-row table:style-name="ro18">
          <table:table-cell table:style-name="ce77" table:number-columns-repeated="1024"/>
        </table:table-row>
        <table:table-row table:style-name="ro18">
          <table:table-cell table:style-name="ce76" table:number-columns-repeated="1024"/>
        </table:table-row>
        <table:table-row table:style-name="ro18">
          <table:table-cell table:style-name="ce76" office:value-type="string" calcext:value-type="string">
            <text:p>Total sans les heures de Tom et Christoph</text:p>
          </table:table-cell>
          <table:table-cell table:style-name="ce76" table:number-columns-repeated="2"/>
          <table:table-cell table:style-name="ce98" table:formula="of:=[.J30]-[.D17]-[.C26]" office:value-type="currency" office:currency="EUR" office:value="5154.25261086578" calcext:value-type="currency">
            <text:p>5,154.25 €</text:p>
          </table:table-cell>
          <table:table-cell table:style-name="ce76" table:number-columns-repeated="1020"/>
        </table:table-row>
        <table:table-row table:style-name="ro18">
          <table:table-cell table:style-name="ce76" table:number-columns-repeated="1024"/>
        </table:table-row>
        <table:table-row table:style-name="ro18">
          <table:table-cell table:style-name="ce80" office:value-type="string" calcext:value-type="string">
            <text:p>27 mai → 27 octobre </text:p>
          </table:table-cell>
          <table:table-cell table:style-name="ce80" table:number-columns-repeated="1023"/>
        </table:table-row>
        <table:table-row table:style-name="ro18">
          <table:table-cell table:style-name="ce76" office:value-type="string" calcext:value-type="string">
            <text:p>Ludi</text:p>
          </table:table-cell>
          <table:table-cell table:style-name="ce76" office:value-type="float" office:value="52" calcext:value-type="float">
            <text:p>52</text:p>
          </table:table-cell>
          <table:table-cell table:style-name="ce91" table:formula="of:=prixh2014*[.B36]" office:value-type="currency" office:currency="EUR" office:value="1314.11971988046" calcext:value-type="currency">
            <text:p>1,314.12 €</text:p>
          </table:table-cell>
          <table:table-cell table:style-name="ce76" table:number-columns-repeated="1021"/>
        </table:table-row>
        <table:table-row table:style-name="ro18">
          <table:table-cell table:style-name="ce76" table:number-columns-repeated="1024"/>
        </table:table-row>
        <table:table-row table:style-name="ro18" table:number-rows-repeated="1048538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ph" table:base-cell-address="$'2013-2014'.$D$14" table:cell-range-address="$'2013-2014'.$D$17"/>
        <table:named-range table:name="pj" table:base-cell-address="$2011_2012.$A$1" table:cell-range-address="$2012_2013.$D$25"/>
        <table:named-range table:name="prixh2014" table:base-cell-address="$'2014-2015'.$D$17" table:cell-range-address="$'2014-2015'.$D$18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FR" style:font-name-asian="Arial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4P0" style:volatile="true">
      <number:text> $ </number:text>
      <number:number number:decimal-places="2" number:min-integer-digits="1" number:grouping="true"/>
      <number:text> </number:text>
    </number:number-style>
    <number:number-style style:name="N124P1" style:volatile="true">
      <number:text> $ (</number:text>
      <number:number number:decimal-places="2" number:min-integer-digits="1" number:grouping="true"/>
      <number:text>)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 (</number:text>
      <number:number number:decimal-places="2" number:min-integer-digits="1" number:grouping="true"/>
      <number:text>)</number:text>
    </number:number-style>
    <number:number-style style:name="N131P2" style:volatile="true">
      <number:text>  -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4P0" style:volatile="true">
      <number:number number:decimal-places="0" number:min-integer-digits="1" number:grouping="true"/>
      <number:text> </number:text>
    </number:number-style>
    <number:number-style style:name="N134P1" style:volatile="true">
      <number:text>  (</number:text>
      <number:number number:decimal-places="0" number:min-integer-digits="1" number:grouping="true"/>
      <number:text>)</number:text>
    </number:number-style>
    <number:number-style style:name="N134P2" style:volatile="true">
      <number:text>  -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21">
      <number:text> $ </number:text>
      <number:number number:decimal-places="2" number:min-integer-digits="1" number:grouping="true"/>
      <number:text> </number:text>
    </number:number-style>
    <number:number-style style:name="N122">
      <number:text> $ (</number:text>
      <number:number number:decimal-places="2" number:min-integer-digits="1" number:grouping="true"/>
      <number:text>)</number:text>
    </number:number-style>
    <number:number-style style:name="N123">
      <number:text> $ - </number:text>
    </number:number-style>
    <number:number-style style:name="N125">
      <number:text> $ </number:text>
      <number:number number:decimal-places="0" number:min-integer-digits="1" number:grouping="true"/>
      <number:text> </number:text>
    </number:number-style>
    <number:number-style style:name="N126">
      <number:text> $ (</number:text>
      <number:number number:decimal-places="0" number:min-integer-digits="1" number:grouping="true"/>
      <number:text>)</number:text>
    </number:number-style>
    <number:number-style style:name="N128">
      <number:number number:decimal-places="2" number:min-integer-digits="1" number:grouping="true"/>
      <number:text> </number:text>
    </number:number-style>
    <number:number-style style:name="N129">
      <number:text>  (</number:text>
      <number:number number:decimal-places="2" number:min-integer-digits="1" number:grouping="true"/>
      <number:text>)</number:text>
    </number:number-style>
    <number:number-style style:name="N130">
      <number:text>  - </number:text>
    </number:number-style>
    <number:number-style style:name="N132">
      <number:number number:decimal-places="0" number:min-integer-digits="1" number:grouping="true"/>
      <number:text> </number:text>
    </number:number-style>
    <number:number-style style:name="N133">
      <number:text>  (</number:text>
      <number:number number:decimal-places="0" number:min-integer-digits="1" number:grouping="true"/>
      <number:text>)</number:text>
    </number:number-style>
    <number:currency-style style:name="N135">
      <number:number number:decimal-places="2" number:min-integer-digits="1" number:grouping="true"/>
      <number:text> </number:text>
      <number:currency-symbol>€</number:currency-symbol>
    </number:currency-style>
    <number:number-style style:name="N136">
      <number:number number:decimal-places="15" number:min-integer-digits="1" number:grouping="true"/>
    </number:number-style>
    <number:currency-style style:name="N138P0" style:volatile="true">
      <number:number number:decimal-places="2" number:min-integer-digits="1" number:grouping="true"/>
      <number:text> </number:text>
      <number:currency-symbol>EUR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>EUR</number:currency-symbol>
      <style:map style:condition="value()&gt;=0" style:apply-style-name="N138P0"/>
    </number:currency-style>
    <number:currency-style style:name="N14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4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40P0"/>
    </number:currency-style>
    <number:currency-style style:name="N142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14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42P0"/>
    </number:currency-style>
    <number:number-style style:name="N143">
      <number:number number:decimal-places="1" number:min-integer-digits="1"/>
    </number:number-style>
    <style:style style:name="Default" style:family="table-cell">
      <style:table-cell-properties style:vertical-align="middle"/>
      <style:text-properties fo:color="#000000" style:text-line-through-styl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4"/>
    <style:style style:name="Currency_5b_0_5d_" style:display-name="Currency[0]" style:family="table-cell" style:parent-style-name="Default" style:data-style-name="N127"/>
    <style:style style:name="Comma" style:family="table-cell" style:parent-style-name="Default" style:data-style-name="N131"/>
    <style:style style:name="Comma_5b_0_5d_" style:display-name="Comma[0]" style:family="table-cell" style:parent-style-name="Default" style:data-style-name="N134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701in" fo:page-height="11.6902in" style:num-format="1" style:print-orientation="portrait" fo:margin-top="1in" fo:margin-bottom="1in" fo:margin-left="0.75in" fo:margin-right="0.75in" style:print-page-order="ttb" style:first-page-number="continue" style:scale-to="100%" style:print="zero-values"/>
      <style:header-style>
        <style:header-footer-properties fo:min-height="0.5in"/>
      </style:header-style>
      <style:footer-style>
        <style:header-footer-properties fo:min-height="0.5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6">00/00/0000</text:date>, <text:time style:data-style-name="N2" text:time-value="0000-00-00T00:00:01.72356096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0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1969-12-31T16:00:00</meta:creation-date>
    <dc:date>2014-10-26T19:11:07.056690740</dc:date>
    <meta:print-date>1969-12-31T16:00:00</meta:print-date>
    <meta:generator>LibreOffice/4.1.3.2$Linux_X86_64 LibreOffice_project/410m0$Build-2</meta:generator>
    <meta:editing-duration>PT12H34M27S</meta:editing-duration>
    <meta:editing-cycles>61</meta:editing-cycles>
    <dc:creator>Ludi </dc:creator>
    <meta:document-statistic meta:table-count="4" meta:cell-count="543" meta:object-count="0"/>
  </office:meta>
</office:document-meta>
</file>